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200002630000413B00001F9F75FB92BC.wmf" manifest:media-type=""/>
  <manifest:file-entry manifest:full-path="Pictures/TablePreview1.svm" manifest:media-type=""/>
  <manifest:file-entry manifest:full-path="Pictures/20000097000042C600001BFA840FD8DA.wmf" manifest:media-type=""/>
  <manifest:file-entry manifest:full-path="Pictures/2000001F0000395500001CE3F5022A24.wmf" manifest:media-type=""/>
  <manifest:file-entry manifest:full-path="Pictures/TablePreview3.svm" manifest:media-type=""/>
  <manifest:file-entry manifest:full-path="Pictures/20000046000044090000235032EA8162.wmf" manifest:media-type=""/>
  <manifest:file-entry manifest:full-path="Pictures/200000580000396700001E5CC0038822.wmf" manifest:media-type=""/>
  <manifest:file-entry manifest:full-path="Pictures/200000FC0000319C000019604F7141EE.wmf" manifest:media-type=""/>
  <manifest:file-entry manifest:full-path="Pictures/200000DB00007BC30000591C00CAC2EB.wmf" manifest:media-type=""/>
  <manifest:file-entry manifest:full-path="Pictures/200000EE0000244500002AA2D1A2AE17.wmf" manifest:media-type=""/>
  <manifest:file-entry manifest:full-path="Pictures/200001C5000048F500001ACD6A708476.wmf" manifest:media-type=""/>
  <manifest:file-entry manifest:full-path="Pictures/2000003B00002F9900001CCB06EF3841.wmf" manifest:media-type=""/>
  <manifest:file-entry manifest:full-path="Pictures/200001170000352E00001D34BD97DF93.wmf" manifest:media-type=""/>
  <manifest:file-entry manifest:full-path="Pictures/200000ED0000352E00001D3443350104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cm" fo:padding-bottom="0.12cm" fo:padding-left="0.241cm" fo:padding-right="0.241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3cm" fo:padding-right="0.053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3cm" fo:padding-right="0.053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385cm" fo:min-width="3.73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99ccff" draw:textarea-vertical-align="middle" draw:auto-grow-height="false" draw:fit-to-size="false" fo:min-height="0.385cm" fo:min-width="3.733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solid" draw:fill-color="#99cc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597cm" fo:min-width="0.77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cm" fo:padding-bottom="0cm" fo:padding-left="0.053cm" fo:padding-right="0.053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217cm" fo:padding-top="0cm" fo:padding-bottom="0cm" fo:padding-left="0.053cm" fo:padding-right="0.053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.137cm" fo:padding-bottom="0.137cm" fo:padding-left="0.26cm" fo:padding-right="0.26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cm" fo:padding-bottom="0cm" fo:padding-left="0.053cm" fo:padding-right="0.053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217cm" fo:padding-top="0cm" fo:padding-bottom="0cm" fo:padding-left="0.053cm" fo:padding-right="0.053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.137cm" fo:padding-bottom="0.137cm" fo:padding-left="0.26cm" fo:padding-right="0.26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2.216cm"/>
    </style:style>
    <style:style style:name="pr10" style:family="presentation" style:parent-style-name="Titel_20_und_20_Inhalt-notes">
      <style:graphic-properties draw:fill-color="#ffffff" draw:auto-grow-height="true" fo:min-height="12.216cm"/>
    </style:style>
    <style:style style:name="pr11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8cm" fo:padding-bottom="0.128cm" fo:padding-left="0.256cm" fo:padding-right="0.256cm" fo:wrap-option="wrap"/>
    </style:style>
    <style:style style:name="co1" style:family="table-column">
      <style:table-column-properties style:column-width="4.859cm" style:use-optimal-column-width="false"/>
    </style:style>
    <style:style style:name="co2" style:family="table-column">
      <style:table-column-properties style:column-width="3.774cm" style:use-optimal-column-width="false"/>
    </style:style>
    <style:style style:name="co3" style:family="table-column">
      <style:table-column-properties style:column-width="3.236cm" style:use-optimal-column-width="false"/>
    </style:style>
    <style:style style:name="co4" style:family="table-column">
      <style:table-column-properties style:column-width="2.972cm" style:use-optimal-column-width="false"/>
    </style:style>
    <style:style style:name="co5" style:family="table-column">
      <style:table-column-properties style:column-width="2.96cm" style:use-optimal-column-width="false"/>
    </style:style>
    <style:style style:name="co6" style:family="table-column">
      <style:table-column-properties style:column-width="4.936cm" style:use-optimal-column-width="false"/>
    </style:style>
    <style:style style:name="co7" style:family="table-column">
      <style:table-column-properties style:column-width="8.903cm" style:use-optimal-column-width="false"/>
    </style:style>
    <style:style style:name="co8" style:family="table-column">
      <style:table-column-properties style:column-width="9.16cm" style:use-optimal-column-width="false"/>
    </style:style>
    <style:style style:name="co9" style:family="table-column">
      <style:table-column-properties style:column-width="11.351cm" style:use-optimal-column-width="false"/>
    </style:style>
    <style:style style:name="co10" style:family="table-column">
      <style:table-column-properties style:column-width="11.348cm" style:use-optimal-column-width="false"/>
    </style:style>
    <style:style style:name="ro1" style:family="table-row">
      <style:table-row-properties style:row-height="1.015cm"/>
    </style:style>
    <style:style style:name="ro2" style:family="table-row">
      <style:table-row-properties style:row-height="1.497cm"/>
    </style:style>
    <style:style style:name="ro3" style:family="table-row">
      <style:table-row-properties style:row-height="0.887cm"/>
    </style:style>
    <style:style style:name="ro4" style:family="table-row">
      <style:table-row-properties style:row-height="0.782cm"/>
    </style:style>
    <style:style style:name="ro5" style:family="table-row">
      <style:table-row-properties style:row-height="1.253cm"/>
    </style:style>
    <style:style style:name="ro6" style:family="table-row">
      <style:table-row-properties style:row-height="2.971cm"/>
    </style:style>
    <style:style style:name="ro7" style:family="table-row">
      <style:table-row-properties style:row-height="2.649cm"/>
    </style:style>
    <style:style style:name="ro8" style:family="table-row">
      <style:table-row-properties style:row-height="4.33cm"/>
    </style:style>
    <style:style style:name="ro9" style:family="table-row">
      <style:table-row-properties style:row-height="1.57cm"/>
    </style:style>
    <style:style style:name="ro10" style:family="table-row">
      <style:table-row-properties style:row-height="1.993cm"/>
    </style:style>
    <style:style style:name="ro11" style:family="table-row">
      <style:table-row-properties style:row-height="2.573cm"/>
    </style:style>
    <style:style style:name="ro12" style:family="table-row">
      <style:table-row-properties style:row-height="1.413cm"/>
    </style:style>
    <style:style style:name="ce1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-left="0.37pt solid #000000" fo:border-right="0.48pt solid #000000" fo:border-top="0.37pt solid #000000" fo:border-bottom="0.48pt solid #000000"/>
    </style:style>
    <style:style style:name="ce2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="0.48pt solid #000000"/>
    </style:style>
    <style:style style:name="ce3" style:family="table-cell">
      <style:graphic-properties style:repeat="repeat"/>
    </style:style>
    <style:style style:name="ce4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="0.48pt solid #000000"/>
      <style:text-properties fo:font-size="13pt" style:font-size-asian="13pt" style:font-size-complex="13pt"/>
    </style:style>
    <style:style style:name="ce5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-left="0.48pt solid #000000" fo:border-right="0.48pt solid #000000" fo:border-top="0.37pt solid #000000" fo:border-bottom="0.48pt solid #000000"/>
    </style:style>
    <style:style style:name="ce6" style:family="table-cell">
      <style:graphic-properties draw:fill="none" style:repeat="repeat" draw:textarea-vertical-align="top" fo:padding-top="0.126cm" fo:padding-bottom="0.126cm" fo:padding-left="0.253cm" fo:padding-right="0.253cm"/>
      <style:paragraph-properties fo:border="0.48pt solid #000000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9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222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1" style:family="paragraph">
      <style:paragraph-properties fo:margin-top="0cm" fo:margin-bottom="0cm" fo:line-height="100%" fo:text-align="center" style:punctuation-wrap="hanging" style:writing-mode="lr-tb"/>
    </style:style>
    <style:style style:name="P2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2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24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25" style:family="paragraph">
      <style:paragraph-properties fo:margin-top="0cm" fo:margin-bottom="0cm" fo:line-height="40%" fo:text-align="start" style:punctuation-wrap="hanging" style:writing-mode="lr-tb"/>
    </style:style>
    <style:style style:name="P26" style:family="paragraph">
      <style:paragraph-properties fo:margin-top="0cm" fo:margin-bottom="0cm" fo:line-height="40%" fo:text-align="start" style:punctuation-wrap="hanging" style:writing-mode="lr-tb" style:font-independent-line-spacing="true"/>
      <style:text-properties fo:font-size="24pt"/>
    </style:style>
    <style:style style:name="P27" style:family="paragraph">
      <style:paragraph-properties fo:margin-top="0cm" fo:margin-bottom="0cm" fo:line-height="65%" fo:text-align="start" style:punctuation-wrap="hanging" style:writing-mode="lr-tb"/>
    </style:style>
    <style:style style:name="P28" style:family="paragraph">
      <style:paragraph-properties fo:margin-top="0cm" fo:margin-bottom="0cm" fo:line-height="65%" fo:text-align="start" style:punctuation-wrap="hanging" style:writing-mode="lr-tb" style:font-independent-line-spacing="true"/>
      <style:text-properties fo:font-size="24pt"/>
    </style:style>
    <style:style style:name="P29" style:family="paragraph">
      <style:paragraph-properties fo:margin-left="0cm" fo:margin-right="0cm" fo:margin-top="0.296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0" style:family="paragraph">
      <style:paragraph-properties fo:margin-left="0cm" fo:margin-right="0cm" fo:margin-top="0.247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1" style:family="paragraph">
      <style:paragraph-properties fo:margin-left="0cm" fo:margin-right="0cm" fo:margin-top="0.222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296cm" fo:margin-bottom="0.254cm" fo:line-height="90%" fo:text-align="start" fo:text-indent="0cm" style:punctuation-wrap="hanging" style:writing-mode="lr-tb"/>
    </style:style>
    <style:style style:name="P37" style:family="paragraph">
      <style:paragraph-properties fo:margin-left="0cm" fo:margin-right="0cm" fo:text-indent="0cm"/>
    </style:style>
    <style:style style:name="P38" style:family="paragraph">
      <style:paragraph-properties fo:margin-left="0.953cm" fo:margin-right="0cm" fo:margin-top="0.198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222cm" fo:margin-bottom="0cm" fo:line-height="10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42" style:family="paragraph">
      <style:paragraph-properties fo:margin-left="0.494cm" fo:margin-right="0cm" fo:margin-top="0.198cm" fo:margin-bottom="0cm" fo:line-height="8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247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46" style:family="paragraph">
      <style:paragraph-properties fo:margin-top="0.282cm" fo:margin-bottom="0cm" fo:line-height="100%" fo:text-align="start" style:punctuation-wrap="hanging" style:writing-mode="lr-tb"/>
    </style:style>
    <style:style style:name="P47" style:family="paragraph">
      <style:paragraph-properties fo:margin-left="0cm" fo:margin-right="0cm" fo:margin-top="0.222cm" fo:margin-bottom="0cm" fo:line-height="80%" fo:text-align="start" fo:text-indent="0cm" style:punctuation-wrap="hanging" style:writing-mode="lr-tb"/>
    </style:style>
    <style:style style:name="P48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4pt"/>
    </style:style>
    <style:style style:name="P49" style:family="paragraph">
      <style:paragraph-properties fo:text-align="center"/>
      <style:text-properties fo:font-size="16pt"/>
    </style:style>
    <style:style style:name="P50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51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52" style:family="paragraph">
      <style:paragraph-properties fo:margin-left="3.175cm" fo:margin-right="0cm" fo:margin-top="0.247cm" fo:margin-bottom="0cm" fo:text-indent="-0.634cm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5" style:family="paragraph">
      <style:paragraph-properties fo:margin-left="0.953cm" fo:margin-right="0cm" fo:margin-top="0.38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top="0cm" fo:margin-bottom="0cm" fo:line-height="100%" fo:text-align="start" style:writing-mode="lr-tb"/>
    </style:style>
    <style:style style:name="P57" style:family="paragraph">
      <style:paragraph-properties fo:margin-left="0cm" fo:margin-right="0cm" fo:margin-top="0.423cm" fo:margin-bottom="0cm" fo:line-height="90%" fo:text-align="start" fo:text-indent="0cm" style:punctuation-wrap="simple" style:writing-mode="lr-tb"/>
    </style:style>
    <style:style style:name="P58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</style:style>
    <style:style style:name="P59" style:family="paragraph">
      <style:paragraph-properties fo:margin-left="0cm" fo:margin-right="0cm" fo:margin-top="0.212cm" fo:margin-bottom="0cm" fo:line-height="90%" fo:text-align="start" fo:text-indent="0cm" style:punctuation-wrap="simple" style:writing-mode="lr-tb"/>
    </style:style>
    <style:style style:name="P60" style:family="paragraph">
      <style:paragraph-properties fo:margin-left="0cm" fo:margin-right="0cm" fo:margin-top="0.318cm" fo:margin-bottom="0cm" fo:line-height="90%" fo:text-align="start" fo:text-indent="0cm" style:punctuation-wrap="simple" style:writing-mode="lr-tb"/>
    </style:style>
    <style:style style:name="P61" style:family="paragraph">
      <style:paragraph-properties fo:margin-left="0cm" fo:margin-right="0cm" fo:margin-top="0.406cm" fo:margin-bottom="0cm" fo:line-height="90%" fo:text-align="start" fo:text-indent="0cm" style:punctuation-wrap="simple" style:writing-mode="lr-tb"/>
    </style:style>
    <style:style style:name="P62" style:family="paragraph">
      <style:paragraph-properties fo:margin-left="0.953cm" fo:margin-right="0cm" fo:margin-top="0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4" style:family="paragraph">
      <style:paragraph-properties fo:margin-left="0.953cm" fo:margin-right="0cm" fo:margin-top="0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5" style:family="paragraph">
      <style:paragraph-properties fo:margin-left="0.953cm" fo:margin-right="0cm" fo:margin-top="0cm" fo:margin-bottom="0cm" fo:line-height="100%" fo:text-align="justify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6" style:family="paragraph">
      <style:paragraph-properties fo:margin-left="0.953cm" fo:margin-right="0cm" fo:margin-top="0.10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6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6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70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71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72" style:family="paragraph">
      <style:paragraph-properties fo:margin-left="0cm" fo:margin-right="0cm" fo:margin-top="0.169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73" style:family="paragraph">
      <style:paragraph-properties fo:margin-left="0cm" fo:margin-right="0cm" fo:margin-top="0.141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7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5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5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5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DejaVu Sans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1" style:font-size-asian="24pt" style:font-style-asian="italic" style:font-weight-asian="normal" style:font-name-complex="MS PGothic5" style:font-size-complex="24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DejaVu San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MS PGothic5" style:font-size-complex="16pt" style:font-style-complex="normal" style:font-weight-complex="bold"/>
    </style:style>
    <style:style style:name="T30" style:family="text">
      <style:text-properties fo:font-variant="normal" fo:text-transform="none" fo:color="#355e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name-complex="MS PGothic5" style:font-size-complex="18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5" style:font-size-complex="2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5" style:font-size-complex="2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bold" style:font-name-asian="MS PGothic1" style:font-size-asian="24pt" style:font-style-asian="italic" style:font-weight-asian="bold" style:font-name-complex="MS PGothic5" style:font-size-complex="24pt" style:font-style-complex="italic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23pt" fo:letter-spacing="normal" fo:font-style="normal" style:text-underline-style="none" fo:font-weight="normal" style:font-name-asian="MS PGothic1" style:font-size-asian="23pt" style:font-style-asian="normal" style:font-weight-asian="normal" style:font-name-complex="MS PGothic5" style:font-size-complex="23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3" fo:font-size="15pt" fo:letter-spacing="normal" fo:font-style="normal" style:text-underline-style="none" fo:font-weight="bold" style:font-name-asian="MS Mincho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3" fo:font-size="13pt" fo:letter-spacing="normal" fo:font-style="normal" style:text-underline-style="none" fo:font-weight="bold" style:font-name-asian="MS Mincho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3" fo:font-size="15pt" fo:letter-spacing="normal" fo:font-style="normal" style:text-underline-style="none" fo:font-weight="normal" style:font-name-asian="MS Mincho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name-complex="MS PGothic5" style:font-size-complex="20pt" style:font-style-complex="italic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PGothic1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Wingdings1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Mincho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Mincho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487cm" text:min-label-width="0.524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-">
        <style:list-level-properties text:space-before="1.113cm" text:min-label-width="0.863cm"/>
        <style:text-properties fo:font-family="Symbol" style:font-family-generic="roman" style:font-pitch="variable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70c0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99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4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4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589cm" text:min-label-width="0.528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Fallbeispiel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16-04-16">16.04.16</text:date></text:span></text:p>
            </draw:text-box>
          </draw:frame>
          <draw:frame draw:name="Rectangle 5" presentation:style-name="pr2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016cm" svg:height="1.287cm" svg:x="10.46cm" svg:y="0cm">
            <text:p text:style-name="P12"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007cm" svg:height="1.287cm" svg:x="-0.009cm" svg:y="0cm">
            <text:p text:style-name="P12"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2.633cm" svg:height="9.475cm" svg:x="2.915cm" svg:y="2.394cm" draw:page-number="1" presentation:class="page"/>
          <draw:frame draw:name="Rectangle 1047" presentation:style-name="pr3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1">CPU-Scheduling</text:span></text:p>
            </text:list-item>
            <text:list-item>
              <text:p text:style-name="P13"><text:span text:style-name="T10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84cm" svg:y="7.902cm">
          <draw:image xlink:href="Pictures/200000ED0000352E00001D3443350104.wmf" xlink:type="simple" xlink:show="embed" xlink:actuate="onLoad">
            <text:p/>
          </draw:image>
        </draw:frame>
        <draw:frame draw:style-name="gr8" draw:text-style-name="P15" draw:layer="layout" svg:width="7.197cm" svg:height="3.986cm" svg:x="15.875cm" svg:y="12.665cm">
          <draw:image xlink:href="Pictures/200001170000352E00001D34BD97DF93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16-04-16">16.04.16</text:date></text:span></text:p>
            </draw:text-box>
          </draw:frame>
          <draw:frame draw:name="Rectangle 5" presentation:style-name="pr6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7cm" svg:x="10.46cm" svg:y="0cm">
            <text:p text:style-name="P12"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7cm" svg:x="-0.009cm" svg:y="0cm">
            <text:p text:style-name="P12"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573cm" svg:height="10.18cm" svg:x="2.447cm" svg:y="2.063cm" draw:page-number="2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12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6-04-16">16.04.16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Unix</text:span></text:p>
          </draw:text-box>
        </draw:frame>
        <draw:frame draw:name="Rectangle 3" presentation:style-name="pr8" draw:text-style-name="P1" draw:layer="layout" svg:width="21.801cm" svg:height="12.911cm" svg:x="2.117cm" svg:y="3.598cm" presentation:class="outline" presentation:user-transformed="true">
          <draw:text-box>
            <text:list text:style-name="L5">
              <text:list-item>
                <text:p text:style-name="P17"><text:span text:style-name="T13">Jedes Unix-Derivat hat Feinheiten in der Scheduling-Strategie</text:span></text:p>
              </text:list-item>
              <text:list-item>
                <text:p text:style-name="P17"><text:span text:style-name="T13">Es gibt aber prinzipielle Gemeinsamkeiten</text:span></text:p>
              </text:list-item>
              <text:list-item>
                <text:p text:style-name="P17"><text:span text:style-name="T13">Unterstützte Scheduling-Strategie: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4">Preemptives</text:span><text:span text:style-name="T15"> Verfahren (Linux auch non-preemptive)</text:span></text:p>
                  </text:list-item>
                  <text:list-item>
                    <text:p text:style-name="P18"><text:span text:style-name="T14">Prozess als Scheduling-Einheit</text:span><text:span text:style-name="T15"> in traditionellem Unix</text:span></text:p>
                  </text:list-item>
                  <text:list-item>
                    <text:p text:style-name="P18"><text:span text:style-name="T14">RR mit Prioritäten</text:span><text:span text:style-name="T15"> und </text:span><text:span text:style-name="T14">Multi-Level-Feedback-Schedul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16">Eine Queue je Priorität </text:span></text:p>
                      </text:list-item>
                      <text:list-item>
                        <text:p text:style-name="P19"><text:span text:style-name="T16">Round Robin innerhalb der gleichen Priorität</text:span></text:p>
                      </text:list-item>
                      <text:list-item>
                        <text:p text:style-name="P19"><text:span text:style-name="T16">Vorderster Prozess aus aktuell höchster Priority-Queue wird als nächstes ausgewählt</text:span></text:p>
                      </text:list-item>
                      <text:list-item>
                        <text:p text:style-name="P19"><text:span text:style-name="T16">Nach Ablauf der Zeitscheibe wird der Prozess ans Ende seiner aktuellen Queue oder ans Ende einer anderen Queue gehäng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4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Unix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0"><text:span text:style-name="T13">Multi-Level-Feedback-Warteschlangen organisiert in der sog. Run-Queue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 text:style-name="P12"><text:span text:style-name="T42"/></text:p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" draw:layer="layout" svg:width="4.232cm" svg:height="0.634cm" svg:x="18.397cm" svg:y="9.67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1" draw:layer="layout" svg:width="4.232cm" svg:height="0.634cm" svg:x="18.397cm" svg:y="10.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1" draw:layer="layout" svg:width="4.232cm" svg:height="0.634cm" svg:x="18.397cm" svg:y="10.9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" draw:layer="layout" svg:width="4.232cm" svg:height="0.634cm" svg:x="18.397cm" svg:y="11.58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0" draw:text-style-name="P1" draw:layer="layout" svg:width="4.232cm" svg:height="0.634cm" svg:x="18.397cm" svg:y="12.21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0" draw:text-style-name="P1" draw:layer="layout" svg:width="4.232cm" svg:height="0.634cm" svg:x="18.397cm" svg:y="12.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1" draw:layer="layout" svg:width="4.232cm" svg:height="0.634cm" svg:x="18.397cm" svg:y="13.4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1" draw:layer="layout" svg:width="4.232cm" svg:height="0.634cm" svg:x="18.397cm" svg:y="14.1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1" draw:layer="layout" svg:width="4.232cm" svg:height="0.634cm" svg:x="7.325cm" svg:y="14.04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" draw:text-style-name="P1" draw:layer="layout" svg:width="4.232cm" svg:height="0.634cm" svg:x="7.325cm" svg:y="14.67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1" draw:text-style-name="P1" draw:layer="layout" svg:width="4.232cm" svg:height="0.634cm" svg:x="7.325cm" svg:y="9.59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1" draw:text-style-name="P1" draw:layer="layout" svg:width="4.232cm" svg:height="0.634cm" svg:x="7.325cm" svg:y="10.2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" draw:text-style-name="P1" draw:layer="layout" svg:width="4.232cm" svg:height="0.634cm" svg:x="7.325cm" svg:y="10.86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1" draw:text-style-name="P1" draw:layer="layout" svg:width="4.232cm" svg:height="0.634cm" svg:x="7.325cm" svg:y="11.50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1" draw:text-style-name="P1" draw:layer="layout" svg:width="4.232cm" svg:height="0.634cm" svg:x="7.325cm" svg:y="12.13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" draw:text-style-name="P1" draw:layer="layout" svg:width="4.232cm" svg:height="0.634cm" svg:x="7.325cm" svg:y="12.77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1" draw:text-style-name="P1" draw:layer="layout" svg:width="4.232cm" svg:height="0.634cm" svg:x="7.325cm" svg:y="13.40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22" draw:layer="layout" svg:width="3.8cm" svg:height="0.843cm" svg:x="7.4cm" svg:y="7.902cm">
          <text:p text:style-name="P21"><text:span text:style-name="T17">Run queue</text:span></text:p>
          <draw:enhanced-geometry draw:mirror-horizontal="false" draw:mirror-vertical="false" svg:viewBox="0 0 3184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3" draw:text-style-name="P23" draw:layer="layout" svg:width="3.704cm" svg:height="0.843cm" svg:x="18.919cm" svg:y="8.537cm">
          <text:p text:style-name="P21"><text:span text:style-name="T17">PCB-Tabelle</text:span></text:p>
          <draw:enhanced-geometry draw:mirror-horizontal="false" draw:mirror-vertical="false" svg:viewBox="0 0 370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2" draw:text-style-name="P24" draw:layer="layout" svg:width="4.232cm" svg:height="2.027cm" svg:x="12.488cm" svg:y="13.238cm">
          <text:p text:style-name="P12"><text:span text:style-name="T18">Verkettete PCB-Liste für jede Priorität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1" draw:text-style-name="P1" draw:layer="layout" svg:width="4.232cm" svg:height="0.634cm" svg:x="7.325cm" svg:y="8.96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13" draw:text-style-name="P24" draw:layer="layout" svg:width="1.312cm" svg:height="0.758cm" svg:x="6.015cm" svg:y="14.596cm">
          <text:p text:style-name="P12"><text:span text:style-name="T19">255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3" draw:text-style-name="P24" draw:layer="layout" svg:width="0.905cm" svg:height="0.758cm" svg:x="6.089cm" svg:y="13.96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3" draw:text-style-name="P24" draw:layer="layout" svg:width="1.312cm" svg:height="0.758cm" svg:x="6.037cm" svg:y="13.326cm">
          <text:p text:style-name="P12"><text:span text:style-name="T19">17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13" draw:text-style-name="P24" draw:layer="layout" svg:width="1.312cm" svg:height="0.758cm" svg:x="6.002cm" svg:y="12.775cm">
          <text:p text:style-name="P12"><text:span text:style-name="T19">17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13" draw:text-style-name="P24" draw:layer="layout" svg:width="0.905cm" svg:height="0.758cm" svg:x="6.054cm" svg:y="12.09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3" draw:text-style-name="P24" draw:layer="layout" svg:width="1.312cm" svg:height="0.758cm" svg:x="5.998cm" svg:y="11.505cm">
          <text:p text:style-name="P12"><text:span text:style-name="T19">129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3" draw:text-style-name="P24" draw:layer="layout" svg:width="1.312cm" svg:height="0.758cm" svg:x="6.02cm" svg:y="10.87cm">
          <text:p text:style-name="P12"><text:span text:style-name="T19">12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3" draw:text-style-name="P24" draw:layer="layout" svg:width="1.312cm" svg:height="0.758cm" svg:x="6.02cm" svg:y="10.235cm">
          <text:p text:style-name="P12"><text:span text:style-name="T19">12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3" draw:text-style-name="P24" draw:layer="layout" svg:width="0.905cm" svg:height="0.758cm" svg:x="6.089cm" svg:y="9.6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3" draw:text-style-name="P24" draw:layer="layout" svg:width="1.176cm" svg:height="0.758cm" svg:x="6.075cm" svg:y="8.965cm">
          <text:p text:style-name="P12"><text:span text:style-name="T19"><text:s text:c="3"/></text:span><text:span text:style-name="T19">0</text:span></text:p>
          <draw:enhanced-geometry draw:mirror-horizontal="false" draw:mirror-vertical="false" svg:viewBox="0 0 11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26" draw:layer="layout" svg:width="1.904cm" svg:height="0.841cm" svg:x="9.036cm" svg:y="9.737cm">
          <text:p text:style-name="P25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13" draw:text-style-name="P24" draw:layer="layout" svg:width="2.988cm" svg:height="0.927cm" svg:x="2.803cm" svg:y="8.903cm">
          <text:p text:style-name="P12"><text:span text:style-name="T10">Realtime</text:span></text:p>
          <draw:enhanced-geometry draw:mirror-horizontal="false" draw:mirror-vertical="false" svg:viewBox="0 0 298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13" draw:text-style-name="P24" draw:layer="layout" svg:width="2.599cm" svg:height="0.927cm" svg:x="2.867cm" svg:y="11.412cm">
          <text:p text:style-name="P12"><text:span text:style-name="T10">System</text:span></text:p>
          <draw:enhanced-geometry draw:mirror-horizontal="false" draw:mirror-vertical="false" svg:viewBox="0 0 26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3" draw:text-style-name="P24" draw:layer="layout" svg:width="1.782cm" svg:height="0.927cm" svg:x="3.144cm" svg:y="13.829cm">
          <text:p text:style-name="P12"><text:span text:style-name="T10">User</text:span></text:p>
          <draw:enhanced-geometry draw:mirror-horizontal="false" draw:mirror-vertical="false" svg:viewBox="0 0 17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5" draw:text-style-name="P1" draw:layer="layout" svg:x1="6.054cm" svg:y1="9.172cm" svg:x2="5.631cm" svg:y2="9.172cm">
          <text:p/>
        </draw:line>
        <draw:line draw:name="Line 43" draw:style-name="gr15" draw:text-style-name="P1" draw:layer="layout" svg:x1="5.631cm" svg:y1="9.172cm" svg:x2="5.631cm" svg:y2="10.865cm">
          <text:p/>
        </draw:line>
        <draw:line draw:name="Line 44" draw:style-name="gr15" draw:text-style-name="P1" draw:layer="layout" svg:x1="6.054cm" svg:y1="10.865cm" svg:x2="5.631cm" svg:y2="10.865cm">
          <text:p/>
        </draw:line>
        <draw:line draw:name="Line 45" draw:style-name="gr15" draw:text-style-name="P1" draw:layer="layout" svg:x1="6.054cm" svg:y1="11.077cm" svg:x2="5.631cm" svg:y2="11.077cm">
          <text:p/>
        </draw:line>
        <draw:line draw:name="Line 46" draw:style-name="gr15" draw:text-style-name="P1" draw:layer="layout" svg:x1="5.631cm" svg:y1="11.077cm" svg:x2="5.631cm" svg:y2="13.193cm">
          <text:p/>
        </draw:line>
        <draw:line draw:name="Line 47" draw:style-name="gr15" draw:text-style-name="P1" draw:layer="layout" svg:x1="6.054cm" svg:y1="13.193cm" svg:x2="5.631cm" svg:y2="13.193cm">
          <text:p/>
        </draw:line>
        <draw:line draw:name="Line 48" draw:style-name="gr15" draw:text-style-name="P1" draw:layer="layout" svg:x1="6.054cm" svg:y1="13.405cm" svg:x2="5.631cm" svg:y2="13.405cm">
          <text:p/>
        </draw:line>
        <draw:line draw:name="Line 49" draw:style-name="gr15" draw:text-style-name="P1" draw:layer="layout" svg:x1="5.631cm" svg:y1="13.405cm" svg:x2="5.631cm" svg:y2="15.098cm">
          <text:p/>
        </draw:line>
        <draw:line draw:name="Line 50" draw:style-name="gr15" draw:text-style-name="P1" draw:layer="layout" svg:x1="6.054cm" svg:y1="15.098cm" svg:x2="5.631cm" svg:y2="15.098cm">
          <text:p/>
        </draw:line>
        <draw:custom-shape draw:name="Text Box 51" draw:style-name="gr12" draw:text-style-name="P23" draw:layer="layout" svg:width="3.183cm" svg:height="0.843cm" svg:x="4.996cm" svg:y="7.902cm">
          <text:p text:style-name="P21"><text:span text:style-name="T17">Prio</text:span></text:p>
          <draw:enhanced-geometry draw:mirror-horizontal="false" draw:mirror-vertical="false" svg:viewBox="0 0 318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6" draw:text-style-name="P1" draw:layer="layout" svg:x1="7.342cm" svg:y1="10.865cm" svg:x2="11.575cm" svg:y2="10.865cm">
          <text:p/>
        </draw:line>
        <draw:line draw:name="Line 53" draw:style-name="gr16" draw:text-style-name="P1" draw:layer="layout" svg:x1="7.342cm" svg:y1="13.405cm" svg:x2="11.575cm" svg:y2="13.405cm">
          <text:p/>
        </draw:line>
        <draw:custom-shape draw:name="Text Box 54" draw:style-name="gr14" draw:text-style-name="P26" draw:layer="layout" svg:width="1.904cm" svg:height="0.841cm" svg:x="9.036cm" svg:y="12.277cm">
          <text:p text:style-name="P25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5" draw:style-name="gr14" draw:text-style-name="P26" draw:layer="layout" svg:width="1.904cm" svg:height="0.841cm" svg:x="9.036cm" svg:y="14.182cm">
          <text:p text:style-name="P25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6" draw:style-name="gr12" draw:text-style-name="P28" draw:layer="layout" svg:width="1.915cm" svg:height="0.758cm" svg:x="19.685cm" svg:y="9.607cm">
          <text:p text:style-name="P27"><text:span text:style-name="T19">PCB 1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7" draw:style-name="gr12" draw:text-style-name="P28" draw:layer="layout" svg:width="1.915cm" svg:height="0.758cm" svg:x="19.685cm" svg:y="10.291cm">
          <text:p text:style-name="P27"><text:span text:style-name="T19">PCB 2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8" draw:style-name="gr12" draw:text-style-name="P28" draw:layer="layout" svg:width="1.915cm" svg:height="0.758cm" svg:x="19.685cm" svg:y="10.926cm">
          <text:p text:style-name="P27"><text:span text:style-name="T19">PCB 3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9" draw:style-name="gr12" draw:text-style-name="P28" draw:layer="layout" svg:width="1.915cm" svg:height="0.758cm" svg:x="19.685cm" svg:y="11.561cm">
          <text:p text:style-name="P27"><text:span text:style-name="T19">PCB 4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0" draw:style-name="gr12" draw:text-style-name="P28" draw:layer="layout" svg:width="1.915cm" svg:height="0.758cm" svg:x="19.685cm" svg:y="12.196cm">
          <text:p text:style-name="P27"><text:span text:style-name="T19">PCB 5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1" draw:style-name="gr12" draw:text-style-name="P28" draw:layer="layout" svg:width="1.915cm" svg:height="0.758cm" svg:x="19.685cm" svg:y="12.831cm">
          <text:p text:style-name="P27"><text:span text:style-name="T19">PCB 6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2" draw:style-name="gr12" draw:text-style-name="P28" draw:layer="layout" svg:width="1.915cm" svg:height="0.756cm" svg:x="19.685cm" svg:y="13.466cm">
          <text:p text:style-name="P27"><text:span text:style-name="T19">...</text:span></text:p>
          <draw:enhanced-geometry draw:mirror-horizontal="false" draw:mirror-vertical="false" svg:viewBox="0 0 16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7" draw:text-style-name="P1" draw:layer="layout" svg:width="1.269cm" svg:height="0.846cm" svg:x="13.123cm" svg:y="7.52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7" draw:text-style-name="P1" draw:layer="layout" svg:width="1.269cm" svg:height="0.846cm" svg:x="13.123cm" svg:y="8.37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7" draw:text-style-name="P1" draw:layer="layout" svg:width="1.269cm" svg:height="0.846cm" svg:x="15.663cm" svg:y="7.73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7" draw:text-style-name="P1" draw:layer="layout" svg:width="1.269cm" svg:height="0.846cm" svg:x="15.663cm" svg:y="8.581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7" draw:text-style-name="P1" draw:layer="layout" svg:width="1.269cm" svg:height="0.846cm" svg:x="13.123cm" svg:y="10.698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7" draw:text-style-name="P1" draw:layer="layout" svg:width="1.269cm" svg:height="0.846cm" svg:x="13.123cm" svg:y="11.54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7" draw:text-style-name="P1" draw:layer="layout" svg:width="1.269cm" svg:height="0.846cm" svg:x="15.663cm" svg:y="10.486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7" draw:text-style-name="P1" draw:layer="layout" svg:width="1.269cm" svg:height="0.846cm" svg:x="15.663cm" svg:y="11.33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8" draw:text-style-name="P1" draw:layer="layout" svg:x1="10.795cm" svg:y1="9.427cm" svg:x2="13.123cm" svg:y2="7.946cm">
          <text:p/>
        </draw:line>
        <draw:line draw:name="Line 72" draw:style-name="gr18" draw:text-style-name="P1" draw:layer="layout" svg:x1="14.181cm" svg:y1="8.792cm" svg:x2="18.415cm" svg:y2="10.909cm">
          <text:p/>
        </draw:line>
        <draw:line draw:name="Line 73" draw:style-name="gr18" draw:text-style-name="P1" draw:layer="layout" svg:x1="13.758cm" svg:y1="7.946cm" svg:x2="15.663cm" svg:y2="8.157cm">
          <text:p/>
        </draw:line>
        <draw:line draw:name="Line 74" draw:style-name="gr19" draw:text-style-name="P1" draw:layer="layout" svg:x1="16.721cm" svg:y1="8.157cm" svg:x2="18.626cm" svg:y2="7.734cm">
          <text:p/>
        </draw:line>
        <draw:line draw:name="Line 75" draw:style-name="gr18" draw:text-style-name="P1" draw:layer="layout" svg:x1="11.006cm" svg:y1="10.486cm" svg:x2="13.123cm" svg:y2="10.909cm">
          <text:p/>
        </draw:line>
        <draw:line draw:name="Line 76" draw:style-name="gr18" draw:text-style-name="P1" draw:layer="layout" svg:x1="13.97cm" svg:y1="11.121cm" svg:x2="15.663cm" svg:y2="10.909cm">
          <text:p/>
        </draw:line>
        <draw:line draw:name="Line 77" draw:style-name="gr18" draw:text-style-name="P1" draw:layer="layout" svg:x1="16.298cm" svg:y1="11.756cm" svg:x2="18.415cm" svg:y2="12.391cm">
          <text:p/>
        </draw:line>
        <draw:line draw:name="Line 78" draw:style-name="gr18" draw:text-style-name="P1" draw:layer="layout" svg:x1="14.393cm" svg:y1="11.967cm" svg:x2="18.415cm" svg:y2="13.237cm">
          <text:p/>
        </draw:line>
        <draw:line draw:name="Line 79" draw:style-name="gr19" draw:text-style-name="P1" draw:layer="layout" svg:x1="16.298cm" svg:y1="10.909cm" svg:x2="17.78cm" svg:y2="10.274cm">
          <text:p/>
        </draw:line>
        <draw:line draw:name="Line 80" draw:style-name="gr18" draw:text-style-name="P1" draw:layer="layout" svg:x1="16.298cm" svg:y1="9.004cm" svg:x2="18.415cm" svg:y2="10.062cm">
          <text:p/>
        </draw:line>
        <draw:custom-shape draw:name="Text Box 26" draw:style-name="gr12" draw:text-style-name="P24" draw:layer="layout" svg:width="7.8cm" svg:height="0.843cm" svg:x="8cm" svg:y="16cm">
          <text:p text:style-name="P12"><text:span text:style-name="T18">PCB = Process Control Block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5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Scheduling unter Unix: Prioritätsberechnung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 unter Unix: Prioritätsberechnung</text:span></text:p>
          </draw:text-box>
        </draw:frame>
        <draw:frame draw:name="Rectangle 3" presentation:style-name="pr8" draw:text-style-name="P1" draw:layer="layout" svg:width="20.954cm" svg:height="12.911cm" svg:x="2.117cm" svg:y="3.598cm" presentation:class="outline" presentation:user-transformed="true">
          <draw:text-box>
            <text:list text:style-name="L5">
              <text:list-item>
                <text:p text:style-name="P29"><text:span text:style-name="T13">Jeder Prozess erhält eine </text:span><text:span text:style-name="T21">initiale Priorität</text:span><text:span text:style-name="T13"> beim Start, die sich mit der Zeit verbessert</text:span></text:p>
              </text:list-item>
              <text:list-item>
                <text:p text:style-name="P29"><text:span text:style-name="T13">Priorität in früheren Unix-Systemen: -127 (höchste) bis +127</text:span></text:p>
              </text:list-item>
              <text:list-item>
                <text:p text:style-name="P29"><text:span text:style-name="T13">Priorität in heutigen Unix-Systemen: z.B. von 0 (höchste) bis 255 </text:span></text:p>
              </text:list-item>
              <text:list-item>
                <text:p text:style-name="P29"><text:span text:style-name="T13">Die Priorität wird zyklisch, z.B. jede Sekunde, neu berechnet (System V)</text:span></text:p>
              </text:list-item>
              <text:list-item>
                <text:p text:style-name="P29"><text:span text:style-name="T13">Als Parameter geht die </text:span><text:span text:style-name="T21">CPU-Nutzung</text:span><text:span text:style-name="T13"> der Vergangenheit in die Berechnung ein</text:span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15">War diese in der letzten Zeit hoch, wird die Priorität niedriger</text:span></text:p>
                  </text:list-item>
                  <text:list-item>
                    <text:p text:style-name="P30"><text:span text:style-name="T15">I/O-intensive Prozesse (Dialogprozesse) werden bevorzu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6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Einschub: nice-Befehl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inschub: nice-Befehl unter Unix</text:span></text:p>
          </draw:text-box>
        </draw:frame>
        <draw:frame draw:name="Rectangle 3" presentation:style-name="pr8" draw:text-style-name="P1" draw:layer="layout" svg:width="22.384cm" svg:height="12.911cm" svg:x="2.117cm" svg:y="3.126cm" presentation:class="outline" presentation:user-transformed="true">
          <draw:text-box>
            <text:list text:style-name="L5">
              <text:list-item>
                <text:p text:style-name="P29"><text:span text:style-name="T21">nice-Befehl</text:span><text:span text:style-name="T13"> beeinflusst die statische Priorität beim Starten eines Programms: </text:span></text:p>
              </text:list-item>
            </text:list>
            <text:list text:style-name="L8">
              <text:list-item>
                <text:list>
                  <text:list-item>
                    <text:p text:style-name="P31"><text:span text:style-name="T22">Nett</text:span><text:span text:style-name="T16"> zu anderen Prozessen sein, da die eigene Priorität meist herabgesetzt wird</text:span></text:p>
                  </text:list-item>
                  <text:list-item>
                    <text:p text:style-name="P31"><text:span text:style-name="T16">Nice-Prioritätenskala: von 20 bis -19 (höchste)</text:span><text:span text:style-name="T23">→</text:span><text:span text:style-name="T16"> je größer der nice-Wert, desto niedriger die Priorität)</text:span></text:p>
                  </text:list-item>
                </text:list>
              </text:list-item>
              <text:list-item>
                <text:p text:style-name="P29"><text:span text:style-name="T13">Nutzung: </text:span><text:span text:style-name="T24">nice -&lt;nicewert&gt; &lt;command&gt;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16">Programm &lt;command&gt; wird mit einer um &lt;nicewert&gt; niedrigeren Priorität als der Standardwert gestartet</text:span></text:p>
                  </text:list-item>
                  <text:list-item>
                    <text:p text:style-name="P31"><text:span text:style-name="T16">Vorsicht: Syntax je nach Shell etwas anders!</text:span></text:p>
                  </text:list-item>
                  <text:list-item>
                    <text:p text:style-name="P31"><text:span text:style-name="T16">Test: nice -10 bash </text:span></text:p>
                  </text:list-item>
                  <text:list-item>
                    <text:p text:style-name="P31"><text:span text:style-name="T16">Nur der User mit root-Berechtogung darf die Priorität erhöhen</text:span></text:p>
                  </text:list-item>
                </text:list>
              </text:list-item>
              <text:list-item>
                <text:p text:style-name="P29"><text:span text:style-name="T13">Andere Befehle/Systemcalls</text:span></text:p>
                <text:list>
                  <text:list-item>
                    <text:p text:style-name="P31"><text:span text:style-name="T22">renice</text:span><text:span text:style-name="T16">: Dient zum Verändern der Priorität eines laufenden Prozesses</text:span></text:p>
                  </text:list-item>
                  <text:list-item>
                    <text:p text:style-name="P31"><text:span text:style-name="T22">setpriority</text:span><text:span text:style-name="T16">: Neuer Befehl anstelle von nice</text:span></text:p>
                  </text:list-item>
                </text:list>
              </text:list-item>
            </text:list>
            <text:p text:style-name="P30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7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12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6-04-16">16.04.16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Linux: </text:span><text:span text:style-name="T8"><text:line-break/></text:span><text:span text:style-name="T8">O(1)-Scheduler (bis Kernel-Version 2.6.22)</text:span></text:p>
          </draw:text-box>
        </draw:frame>
        <draw:frame draw:name="Rectangle 3" presentation:style-name="pr8" draw:text-style-name="P1" draw:layer="layout" svg:width="21.585cm" svg:height="12.911cm" svg:x="2.2cm" svg:y="3.6cm" presentation:class="outline" presentation:user-transformed="true">
          <draw:text-box>
            <text:list text:style-name="L5">
              <text:list-item>
                <text:p text:style-name="P32"><text:span text:style-name="T14">RR mit Prioritäten </text:span><text:span text:style-name="T15">und</text:span><text:span text:style-name="T14"> Multi-Level-Feedback-</text:span><text:span text:style-name="T15">Mechanismus</text:span></text:p>
              </text:list-item>
              <text:list-item>
                <text:p text:style-name="P32"><text:span text:style-name="T15">Scheduling-Einheit ist der Thread (Implementierung auf Kernelebene) </text:span><text:span text:style-name="T25">→</text:span><text:span text:style-name="T15"> Thread und Prozess sind identisch!</text:span></text:p>
              </text:list-item>
              <text:list-item>
                <text:p text:style-name="P32"><text:span text:style-name="T15">Unterstützte Scheduling-Strategien: „ps <text:s/>-c“ </text:span><text:span text:style-name="T26">→</text:span><text:span text:style-name="T15"> zeigt Strategien der Threads/Prozesse an!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22">Realtime FIFO </text:span><text:span text:style-name="T16">(POSIX) </text:span><text:span text:style-name="T27">→</text:span><text:span text:style-name="T16"> SCHED_FIF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2"><text:span text:style-name="T28">Höchste Priorität und </text:span><text:span text:style-name="T29">non-preemptive (!)</text:span></text:p>
                      </text:list-item>
                    </text:list>
                  </text:list-item>
                  <text:list-item>
                    <text:p text:style-name="P32"><text:span text:style-name="T22">Realtime Round Robin </text:span><text:span text:style-name="T16">(POSIX) </text:span><text:span text:style-name="T27">→</text:span><text:span text:style-name="T16"> SCHED_RR</text:span></text:p>
                    <text:list>
                      <text:list-item>
                        <text:p text:style-name="P32"><text:span text:style-name="T28">Wie FIFO aber </text:span><text:span text:style-name="T29">preemptive</text:span><text:span text:style-name="T28">, Nutzung einer Zeitscheibe</text:span></text:p>
                      </text:list-item>
                    </text:list>
                  </text:list-item>
                  <text:list-item>
                    <text:p text:style-name="P32"><text:span text:style-name="T22">Timesharing</text:span></text:p>
                    <text:list>
                      <text:list-item>
                        <text:p text:style-name="P32"><text:span text:style-name="T16">Standard-Threads</text:span></text:p>
                      </text:list-item>
                      <text:list-item>
                        <text:p text:style-name="P32"><text:span text:style-name="T16">SCHED_BATCH, SCHED_OTHER und SCHED_IDLE</text:span></text:p>
                      </text:list-item>
                    </text:list>
                  </text:list-item>
                </text:list>
              </text:list-item>
              <text:list-item>
                <text:p text:style-name="P32"><text:span text:style-name="T15">Anm: </text:span><text:span text:style-name="T14">Keine echten Realtime-Threads</text:span><text:span text:style-name="T15">, sondern P.1003.4-Konformität (Unix real-time extension)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9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1)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0"><text:span text:style-name="T13">Multi-Level-Feedback-Warteschlangen werden auch unter Linux über eine „Run-Queue“ verwaltet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 text:style-name="P12"><text:span text:style-name="T42"/></text:p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1" draw:layer="layout" svg:width="25.399cm" svg:height="0.001cm" svg:x="0cm" svg:y="7.131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2" draw:text-style-name="P1" draw:layer="layout" svg:width="14cm" svg:height="2.597cm" svg:x="1.698cm" svg:y="15.527cm">
          <text:p text:style-name="P33"><text:span text:style-name="T11">Hinweis zum </text:span><text:span text:style-name="T17">O(1)-Scheduler</text:span><text:span text:style-name="T18">: Bezeichnung deshalb, weil die Laufzeit für die Auswahl des nächsten Prozesses</text:span><text:span text:style-name="T10"> </text:span><text:span text:style-name="T18">unabhängig von aktueller Prozessanzahl ist</text:span></text:p>
          <draw:enhanced-geometry draw:mirror-horizontal="false" draw:mirror-vertical="false" svg:viewBox="0 0 14001 2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931cm" svg:height="8.608cm" svg:x="0.459cm" svg:y="6.985cm">
          <draw:image xlink:href="Pictures/200001C5000048F500001ACD6A708476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0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2)</text:span></text:p>
          </draw:text-box>
        </draw:frame>
        <draw:custom-shape draw:name="Rectangle 3" draw:style-name="gr22" draw:text-style-name="P1" draw:layer="layout" svg:width="25.399cm" svg:height="0.001cm" svg:x="4.339cm" svg:y="3.55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34"><text:span text:style-name="T13">Active Queue und expired Queue</text:span></text:p>
              </text:list-item>
            </text:list>
            <text:p text:style-name="P34"><text:span text:style-name="T13"/></text:p>
          </draw:text-box>
        </draw:frame>
        <draw:frame draw:style-name="gr8" draw:text-style-name="P15" draw:layer="layout" svg:width="18.203cm" svg:height="12.982cm" svg:x="3.281cm" svg:y="4.516cm">
          <draw:image xlink:href="Pictures/200000DB00007BC30000591C00CAC2EB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1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Loadbalancer unter Linu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Loadbalancer unter Linux</text:span></text:p>
          </draw:text-box>
        </draw:frame>
        <draw:frame draw:name="Rectangle 3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18"><text:span text:style-name="T15">Je Prozessor gibt es eine</text:span><text:span text:style-name="T14"> Run-Queue</text:span></text:p>
              </text:list-item>
              <text:list-item>
                <text:p text:style-name="P18"><text:span text:style-name="T14">Loadbalancer </text:span><text:span text:style-name="T15">verteilt die Arbeit</text:span></text:p>
              </text:list-item>
            </text:list>
            <text:p text:style-name="P18"><text:span text:style-name="T15"/></text:p>
          </draw:text-box>
        </draw:frame>
        <draw:custom-shape draw:name="Rectangle 4" draw:style-name="gr22" draw:text-style-name="P1" draw:layer="layout" svg:width="25.399cm" svg:height="0.001cm" svg:x="6.58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7.463cm" svg:height="8.961cm" svg:x="3.951cm" svg:y="6.844cm">
          <draw:image xlink:href="Pictures/200000580000396700001E5CC0038822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2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 O(1)-Scheduler: Arbeitsweise des Linux-Schedulers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O(1)-Scheduler: Arbeitsweise des Linux-Schedulers</text:span></text:p>
          </draw:text-box>
        </draw:frame>
        <draw:frame draw:name="Rectangle 3" presentation:style-name="pr8" draw:text-style-name="P1" draw:layer="layout" svg:width="21.883cm" svg:height="10.94cm" svg:x="2.117cm" svg:y="3.986cm" presentation:class="outline" presentation:user-transformed="true">
          <draw:text-box>
            <text:list text:style-name="L5">
              <text:list-item>
                <text:p text:style-name="P17"><text:span text:style-name="T13">Die CPU wird einem Thread </text:span><text:span text:style-name="T21">entzogen</text:span><text:span text:style-name="T13">, wenn 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5">die Zeitscheibe (Quantum) abgelaufen ist</text:span></text:p>
                  </text:list-item>
                  <text:list-item>
                    <text:p text:style-name="P32"><text:span text:style-name="T15">der Thread blockiert (Warten auf Ressource)</text:span></text:p>
                  </text:list-item>
                  <text:list-item>
                    <text:p text:style-name="P35"><text:span text:style-name="T15">ein Thread mit höherer </text:span><text:span text:style-name="T14">Priorität</text:span><text:span text:style-name="T15"> wird „ready</text:span><text:span text:style-name="T13">“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2"><text:span text:style-name="T15">D.h.: Zwischendurch muss dies geprüft werden </text:span></text:p>
                      </text:list-item>
                      <text:list-item>
                        <text:p text:style-name="P32"><text:span text:style-name="T26">→ </text:span><text:span text:style-name="T15">nach jedem Tick bei der Systemclock-Interrupt-Bearbeitung!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3">Die Quanten der Prozesse der höchsten Priorität werden soweit möglich abgearbeitet (außer wenn Prozess blockiert ist), danach wird die nächst niedrige Prioritäts-Queue bearbeitet</text:span></text:p>
                <text:list>
                  <text:list-item>
                    <text:p text:style-name="P18"><text:span text:style-name="T26">→</text:span><text:span text:style-name="T15"> </text:span><text:span text:style-name="T15">Echtzeitprozesse können die anderen behindern</text:span></text:p>
                  </text:list-item>
                </text:list>
              </text:list-item>
            </text:list>
            <text:p text:style-name="P37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3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 Skizze einer Timer-Interrupt-Routine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2"><text:span text:style-name="T8">Einschub: <text:s/>Skizze einer Timer-Interrupt-Routine</text:span></text:p>
          </draw:text-box>
        </draw:frame>
        <draw:frame draw:name="Rectangle 3" presentation:style-name="pr8" draw:text-style-name="P1" draw:layer="layout" svg:width="20.954cm" svg:height="10.6cm" svg:x="2.297cm" svg:y="4.123cm" presentation:class="outline" presentation:user-transformed="true">
          <draw:text-box>
            <text:p text:style-name="P38"><text:span text:style-name="T29">timer_interrupt</text:span><text:span text:style-name="T28">() </text:span><text:span text:style-name="T28"><text:tab/></text:span><text:span text:style-name="T28"><text:tab/></text:span><text:span text:style-name="T30">// Interrupt Service Routine für Systemuhr</text:span></text:p>
            <text:p text:style-name="P38"><text:span text:style-name="T28">{</text:span></text:p>
            <text:p text:style-name="P38"><text:span text:style-name="T28"><text:tab/></text:span><text:span text:style-name="T28">Systemuhr anpassen;</text:span></text:p>
            <text:p text:style-name="P38"><text:span text:style-name="T28"><text:tab/></text:span><text:span text:style-name="T28">Statistiken in Kerneldatenstrukturen aktualisieren;</text:span></text:p>
            <text:p text:style-name="P38"><text:span text:style-name="T28"><text:tab/></text:span><text:span text:style-name="T28">Quantumszähler aktiver Prozesse reduzieren;</text:span></text:p>
            <text:p text:style-name="P38"><text:span text:style-name="T28"/></text:p>
            <text:p text:style-name="P38"><text:span text:style-name="T28"><text:tab/></text:span><text:span text:style-name="T28">if (Prozess mit <text:s/>höherer Priorität <text:s/>im Zustand „ready“) {</text:span></text:p>
            <text:p text:style-name="P38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30">// Dispatcher <text:s/>aufrufen</text:span></text:p>
            <text:p text:style-name="P38"><text:span text:style-name="T28"><text:tab/></text:span><text:span text:style-name="T28">}</text:span></text:p>
            <text:p text:style-name="P38"><text:span text:style-name="T28"><text:tab/></text:span><text:span text:style-name="T28">else if <text:s/>(Quantum des laufenden Threads == 0) {</text:span></text:p>
            <text:p text:style-name="P38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30">// Dispatcher aufrufen</text:span></text:p>
            <text:p text:style-name="P38"><text:span text:style-name="T28"><text:tab/></text:span><text:span text:style-name="T28">}</text:span></text:p>
            <text:p text:style-name="P38"><text:span text:style-name="T28"><text:tab/></text:span><text:span text:style-name="T28">…</text:span></text:p>
            <text:p text:style-name="P38"><text:span text:style-name="T28">}</text:span></text:p>
            <text:p text:style-name="P38"><text:span text:style-name="T28"><text:tab/></text:span><text:span text:style-name="T28"><text:tab/></text:span></text:p>
          </draw:text-box>
        </draw:frame>
        <draw:custom-shape draw:name="Rectangle 6" draw:style-name="gr22" draw:text-style-name="P1" draw:layer="layout" svg:width="25.399cm" svg:height="0.001cm" svg:x="4.921cm" svg:y="5.728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14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Linux-Prioritä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Linux-Prioritäten</text:span></text:p>
          </draw:text-box>
        </draw:frame>
        <draw:frame draw:name="Rectangle 3" presentation:style-name="pr8" draw:text-style-name="P1" draw:layer="layout" svg:width="21.801cm" svg:height="12.911cm" svg:x="2.117cm" svg:y="3.387cm" presentation:class="outline" presentation:user-transformed="true">
          <draw:text-box>
            <text:list text:style-name="L5">
              <text:list-item>
                <text:p text:style-name="P34"><text:span text:style-name="T13">Jedem Thread wird eine </text:span><text:span text:style-name="T21">statische</text:span><text:span text:style-name="T13"> und eine </text:span><text:span text:style-name="T21">dynamische</text:span><text:span text:style-name="T13"> (effektive)</text:span><text:span text:style-name="T21"> Priorität</text:span><text:span text:style-name="T13"> zugeordnet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5">Prioritätenskala intern: 0 bis 139</text:span></text:p>
                  </text:list-item>
                  <text:list-item>
                    <text:p text:style-name="P39"><text:span text:style-name="T15">Timesharing-Prioritäten liegen im Bereich von 100 bis 139 (100 ist höchste)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40"><text:span text:style-name="T16">Standardwert = 120</text:span></text:p>
                      </text:list-item>
                      <text:list-item>
                        <text:p text:style-name="P40"><text:span text:style-name="T16">nice-/setpriority-Kommando ermöglicht <text:s/>eine Veränderung der statischen Priorität zwischen -20 und +19 (wie unter Unix)</text:span></text:p>
                      </text:list-item>
                    </text:list>
                  </text:list-item>
                  <text:list-item>
                    <text:p text:style-name="P39"><text:span text:style-name="T15">Priorität 0 bis 99 sind Echtzeitprioritäten </text:span></text:p>
                  </text:list-item>
                </text:list>
              </text:list-item>
              <text:list-item>
                <text:p text:style-name="P34"><text:span text:style-name="T13">Höhere Priorität </text:span><text:span text:style-name="T31">→</text:span><text:span text:style-name="T13"> mehr CPU-Zeit (höheres Quantum) für den Prozess</text:span></text:p>
              </text:list-item>
              <text:list-item>
                <text:p text:style-name="P34"><text:span text:style-name="T13">Veränderung der effektiven Priorität führt zum Einhängen des Prozesses in andere Queue</text:span></text:p>
              </text:list-item>
            </text:list>
            <text:p text:style-name="P37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5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Quantumsberechnung unter Linux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Quantumsberechnung unter Linux</text:span></text:p>
          </draw:text-box>
        </draw:frame>
        <draw:frame draw:name="Rectangle 3" presentation:style-name="pr8" draw:text-style-name="P1" draw:layer="layout" svg:width="21.848cm" svg:height="5.366cm" svg:x="2.752cm" svg:y="3.523cm" presentation:class="outline" presentation:user-transformed="true">
          <draw:text-box>
            <text:list text:style-name="L13">
              <text:list-item>
                <text:p text:style-name="P41"><text:span text:style-name="T14">Timesharing:</text:span><text:span text:style-name="T15"> Quantumsberechnung auf Basis der statischen Priorität in [ms]</text:span></text:p>
              </text:list-item>
            </text:list>
            <text:p text:style-name="P42"><text:span text:style-name="T28"><text:tab/></text:span><text:span text:style-name="T28">quantum = f(static_prio) = (140 – static_prio) * 20, falls static_prio &lt; 120 </text:span></text:p>
            <text:p text:style-name="P42"><text:span text:style-name="T28"><text:tab/></text:span><text:span text:style-name="T28">quantum = f(static_prio) = (140 – static_prio) * 5, falls static_prio &gt;= 120</text:span></text:p>
            <text:p text:style-name="P43"><text:span text:style-name="T28"/></text:p>
            <text:list text:style-name="L14">
              <text:list-item>
                <text:p text:style-name="P44"><text:span text:style-name="T15">Beispiel: f(100) = (140 - 100) <text:s/>* 20 = 800 [ms]</text:span></text:p>
              </text:list-item>
            </text:list>
          </draw:text-box>
        </draw:frame>
        <draw:custom-shape draw:name="AutoShape 6" draw:style-name="gr23" draw:text-style-name="P45" draw:layer="layout" svg:width="3.597cm" svg:height="1.803cm" svg:x="1.698cm" svg:y="12.127cm">
          <text:p text:style-name="P21"><text:span text:style-name="T18">Höchste Prio.</text:span></text:p>
          <draw:enhanced-geometry draw:mirror-horizontal="false" draw:mirror-vertical="false" svg:viewBox="0 0 3598 1804" draw:text-areas="?f28 ?f30 ?f29 ?f31" draw:type="ooxml-wedgeEllipseCallout" draw:modifiers="86521 20159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3" draw:style-name="gr7" draw:text-style-name="P1" draw:layer="layout" svg:width="10.199cm" svg:height="3.536cm" svg:x="13.503cm" svg:y="10.389cm">
          <text:p text:style-name="P46"><text:span text:style-name="T10">Die Quantumsberechnung z.B. in Timer-Interrupt-Routine</text:span></text:p>
          <draw:enhanced-geometry draw:mirror-horizontal="false" draw:mirror-vertical="false" svg:viewBox="0 0 10200 35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311cm" svg:height="7.479cm" svg:x="5.292cm" svg:y="9.913cm">
          <draw:image xlink:href="Pictures/20000046000044090000235032EA8162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6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Bonuszuteilung unter Linux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Bonuszuteilung unter Linux</text:span></text:p>
          </draw:text-box>
        </draw:frame>
        <draw:frame draw:name="Rectangle 3" presentation:style-name="pr8" draw:text-style-name="P1" draw:layer="layout" svg:width="20.954cm" svg:height="3.999cm" svg:x="2.117cm" svg:y="3.523cm" presentation:class="outline" presentation:user-transformed="true">
          <draw:text-box>
            <text:list text:style-name="L5">
              <text:list-item>
                <text:p text:style-name="P41"><text:span text:style-name="T15">Bonus für Priorität in Abhängigkeit der durchschnittlichen Schlafzeit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16">Negativer Bonus </text:span><text:span text:style-name="T27">→</text:span><text:span text:style-name="T16"> Verbesserung der Priorität</text:span></text:p>
                  </text:list-item>
                  <text:list-item>
                    <text:p text:style-name="P47"><text:span text:style-name="T16">Prio-Veränderung </text:span><text:span text:style-name="T27">→</text:span><text:span text:style-name="T16"> Einordnen in andere Queue</text:span></text:p>
                  </text:list-item>
                </text:list>
              </text:list-item>
              <text:list-item>
                <text:p text:style-name="P41"><text:span text:style-name="T14">Effektive Priorität ~ (Statische Priorität + Bonus)</text:span></text:p>
              </text:list-item>
            </text:list>
          </draw:text-box>
        </draw:frame>
        <draw:custom-shape draw:name="Rectangle 6" draw:style-name="gr22" draw:text-style-name="P1" draw:layer="layout" svg:width="25.399cm" svg:height="0.001cm" svg:x="4.921cm" svg:y="5.728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23" draw:text-style-name="P48" draw:layer="layout" svg:width="4.197cm" svg:height="2.998cm" svg:x="20.002cm" svg:y="7.925cm">
          <text:p text:style-name="P21"><text:span text:style-name="T32">I/O-intensiver Prozess</text:span></text:p>
          <draw:enhanced-geometry draw:mirror-horizontal="false" draw:mirror-vertical="false" svg:viewBox="0 0 4198 2999" draw:text-areas="?f28 ?f30 ?f29 ?f31" draw:type="ooxml-wedgeEllipseCallout" draw:modifiers="-100528 246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8" draw:style-name="gr23" draw:text-style-name="P48" draw:layer="layout" svg:width="3.006cm" svg:height="2.199cm" svg:x="0.692cm" svg:y="9.525cm">
          <text:p text:style-name="P21"><text:span text:style-name="T32">Guter Bonus</text:span></text:p>
          <draw:enhanced-geometry draw:mirror-horizontal="false" draw:mirror-vertical="false" svg:viewBox="0 0 3007 2200" draw:text-areas="?f28 ?f30 ?f29 ?f31" draw:type="ooxml-wedgeEllipseCallout" draw:modifiers="70259 -38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style-name="gr8" draw:text-style-name="P49" draw:layer="layout" svg:width="21.484cm" svg:height="9.984cm" svg:x="1.676cm" svg:y="8.114cm">
          <draw:image xlink:href="Pictures/2000001F0000395500001CE3F5022A24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7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Zusammenfass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Zusammenfassung</text:span></text:p>
          </draw:text-box>
        </draw:frame>
        <draw:frame draw:name="Rectangle 3" presentation:style-name="pr8" draw:text-style-name="P1" draw:layer="layout" svg:width="23.2cm" svg:height="11.151cm" svg:x="1.6cm" svg:y="3.523cm" presentation:class="outline" presentation:user-transformed="true">
          <draw:text-box>
            <text:list text:style-name="L5">
              <text:list-item>
                <text:p text:style-name="P32"><text:span text:style-name="T15">Statische Prioritäten bestimmen die CPU-Zuteilung und die Quantumszuteilung</text:span></text:p>
              </text:list-item>
              <text:list-item>
                <text:p text:style-name="P32"><text:span text:style-name="T15">Die effektive Priorität bestimmt die Einordnung in der Run-Queue</text:span></text:p>
              </text:list-item>
              <text:list-item>
                <text:p text:style-name="P32"><text:span text:style-name="T15">Rechenintensive Threads verbrauchen ihr Quantum schnell und erhalten dann ein Quantum abhängig von ihrer statischen Priorität und einen positiven Bonus (schlecht!) auf die effektive Priorität</text:span></text:p>
              </text:list-item>
            </text:list>
            <text:list text:style-name="L15">
              <text:list-item>
                <text:list>
                  <text:list-item>
                    <text:p text:style-name="P50"><text:span text:style-name="T16">also beeinflusst die statische Priorität das Quantum und die Rechenintensität die Priorität</text:span></text:p>
                  </text:list-item>
                </text:list>
              </text:list-item>
              <text:list-item>
                <text:p text:style-name="P32"><text:span text:style-name="T15">Durchschnittliche Schlafzeit beeinflusst die Entscheidung, ob ein Prozess interaktiv (I/O-intensiv) oder rechenintensiv ist</text:span></text:p>
              </text:list-item>
              <text:list-item>
                <text:p text:style-name="P32"><text:span text:style-name="T15">I/O-intensive Threads erhalten einen negativen (gut!) Bonus auf die effektive Priorität und werden damit früher zugeteilt</text:span></text:p>
              </text:list-item>
            </text:list>
            <text:p text:style-name="P51"><text:span text:style-name="T27">→</text:span><text:span text:style-name="T16"> </text:span><text:span text:style-name="T16">Bonuszuteilung für </text:span><text:span text:style-name="T33">müde</text:span><text:span text:style-name="T16"> Prozesse </text:span><text:span text:style-name="T27">→</text:span><text:span text:style-name="T16"> höhere Priorität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18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Überblick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Überblick</text:span></text:p>
          </draw:text-box>
        </draw:frame>
        <draw:frame draw:name="Rectangle 3" presentation:style-name="pr8" draw:text-style-name="P1" draw:layer="layout" svg:width="20.954cm" svg:height="13.757cm" svg:x="2.117cm" svg:y="3.387cm" presentation:class="outline" presentation:user-transformed="true">
          <draw:text-box>
            <text:list text:style-name="L5">
              <text:list-item>
                <text:p text:style-name="P35"><text:span text:style-name="T34">Löst O(1)-Scheduler ab </text:span><text:span text:style-name="T35">Linux-Version 2.6.23</text:span><text:span text:style-name="T34"> ab</text:span></text:p>
              </text:list-item>
            </text:list>
            <text:list text:style-name="L16">
              <text:list-item>
                <text:list>
                  <text:list-item>
                    <text:p text:style-name="P35"><text:span text:style-name="T34">Scheduler für Timesharing-Prozesse</text:span></text:p>
                  </text:list-item>
                </text:list>
              </text:list-item>
              <text:list-item>
                <text:p text:style-name="P35"><text:span text:style-name="T34">Modul fair.c, ca. 4.400 SLOC, implementiert CFS</text:span></text:p>
              </text:list-item>
              <text:list-item>
                <text:p text:style-name="P35"><text:span text:style-name="T34">Modul rt.c: nur noch ca. 1700 SLOC, implementiert nur noch Realtime-Scheduling mit nur noch 100 Prioritäten</text:span></text:p>
              </text:list-item>
              <text:list-item>
                <text:p text:style-name="P35"><text:span text:style-name="T34">Besonderheiten:</text:span></text:p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2"><text:span text:style-name="T14">Keine</text:span><text:span text:style-name="T15"> Statistiken, </text:span><text:span text:style-name="T14">keine</text:span><text:span text:style-name="T15"> Run Queue und kein Switching von active nach expired Queue</text:span></text:p>
                      </text:list-item>
                      <text:list-item>
                        <text:p text:style-name="P32"><text:span text:style-name="T14">keine</text:span><text:span text:style-name="T15"> Quanten (Zeitscheiben)</text:span></text:p>
                      </text:list-item>
                    </text:list>
                  </text:list-item>
                </text:list>
              </text:list-item>
              <text:list-item>
                <text:p text:style-name="P35"><text:span text:style-name="T34">Hinweis: CFS ist umstritten, da evtl. Nachteile für Workstations, aber Vorteile für Server</text:span></text:p>
              </text:list-item>
            </text:list>
            <text:p text:style-name="P37"><text:span text:style-name="T34"/></text:p>
          </draw:text-box>
        </draw:frame>
        <presentation:notes draw:style-name="dp4">
          <draw:page-thumbnail draw:style-name="gr5" draw:layer="layout" svg:width="13.573cm" svg:height="10.18cm" svg:x="2.447cm" svg:y="2.063cm" draw:page-number="19" presentation:class="page"/>
          <draw:frame presentation:style-name="pr1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Strategie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Strategie</text:span></text:p>
          </draw:text-box>
        </draw:frame>
        <draw:frame draw:name="Rectangle 3" presentation:style-name="pr8" draw:text-style-name="P1" draw:layer="layout" svg:width="22.8cm" svg:height="13.757cm" svg:x="2cm" svg:y="3.325cm" presentation:class="outline" presentation:user-transformed="true">
          <draw:text-box>
            <text:list text:style-name="L5">
              <text:list-item>
                <text:p text:style-name="P35"><text:span text:style-name="T21">Einfache</text:span><text:span text:style-name="T13"> <text:s/>Strategie: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5">Für jeden Prozess/Thread <text:s/>wird ein </text:span><text:span text:style-name="T14">vruntime</text:span><text:span text:style-name="T15">-Wert (Nanosekunden-Basis) verwaltet</text:span></text:p>
                  </text:list-item>
                  <text:list-item>
                    <text:p text:style-name="P32"><text:span text:style-name="T14">vruntime</text:span><text:span text:style-name="T15"> enthält die Entfernung von der idealen CPU-Nutzung </text:span></text:p>
                  </text:list-item>
                  <text:list-item>
                    <text:p text:style-name="P32"><text:span text:style-name="T15">Beispiel: 5 Prozesse </text:span><text:span text:style-name="T26">→</text:span><text:span text:style-name="T15"> 20 % CPU je Prozess</text:span></text:p>
                  </text:list-item>
                  <text:list-item>
                    <text:p text:style-name="P32"><text:span text:style-name="T15">Prozess mit niedrigster </text:span><text:span text:style-name="T14">vruntime</text:span><text:span text:style-name="T15"> wird als nächstes gewählt und bleibt so lange aktiv, bis wieder ein fairer Zustand erreicht wurde</text:span></text:p>
                  </text:list-item>
                  <text:list-item>
                    <text:p text:style-name="P32"><text:span text:style-name="T14">Ziel</text:span><text:span text:style-name="T15">: Wert von </text:span><text:span text:style-name="T14">vruntime</text:span><text:span text:style-name="T15"> für alle Prozesse </text:span><text:span text:style-name="T14">gleich</text:span><text:span text:style-name="T15"> halten</text:span></text:p>
                  </text:list-item>
                </text:list>
              </text:list-item>
              <text:list-item>
                <text:p text:style-name="P35"><text:span text:style-name="T13">Hinweis: </text:span></text:p>
                <text:list>
                  <text:list-item>
                    <text:p text:style-name="P32"><text:span text:style-name="T15">Linux-Kommando chrt -p &lt;pid&gt; liefert Scheduling-Policy und Priorität eines Prozesses und man kann mit chrt auch die Scheduling-Policy eines Prozesses setzen </text:span></text:p>
                  </text:list-item>
                </text:list>
              </text:list-item>
            </text:list>
            <text:p text:style-name="P37"><text:span text:style-name="T15"/></text:p>
            <text:p text:style-name="P52"><text:span text:style-name="T36"/></text:p>
          </draw:text-box>
        </draw:frame>
        <presentation:notes draw:style-name="dp4">
          <draw:page-thumbnail draw:style-name="gr5" draw:layer="layout" svg:width="13.573cm" svg:height="10.18cm" svg:x="2.447cm" svg:y="2.063cm" draw:page-number="20" presentation:class="page"/>
          <draw:frame presentation:style-name="pr1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12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6-04-16">16.04.16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1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Windows</text:span></text:p>
          </draw:text-box>
        </draw:frame>
        <draw:frame draw:name="Rectangle 3" presentation:style-name="pr8" draw:text-style-name="P1" draw:layer="layout" svg:width="21.395cm" svg:height="12.911cm" svg:x="1.905cm" svg:y="4.233cm" presentation:class="outline" presentation:user-transformed="true">
          <draw:text-box>
            <text:list text:style-name="L5">
              <text:list-item>
                <text:p text:style-name="P53"><text:span text:style-name="T13">Windows verwendet ein </text:span></text:p>
              </text:list-item>
            </text:list>
            <text:list text:style-name="L6">
              <text:list-item>
                <text:list>
                  <text:list-item>
                    <text:p text:style-name="P54"><text:span text:style-name="T15">prioritätsgesteuertes, </text:span></text:p>
                  </text:list-item>
                  <text:list-item>
                    <text:p text:style-name="P54"><text:span text:style-name="T15">preemptives Scheduling </text:span></text:p>
                  </text:list-item>
                  <text:list-item>
                    <text:p text:style-name="P54"><text:span text:style-name="T15">mit Multi-Level-Feedback</text:span></text:p>
                  </text:list-item>
                </text:list>
              </text:list-item>
              <text:list-item>
                <text:p text:style-name="P53"><text:span text:style-name="T13">Threads dienen als Scheduling-Einheit</text:span></text:p>
              </text:list-item>
            </text:list>
            <text:p text:style-name="P55"><text:span text:style-name="T21"/></text:p>
          </draw:text-box>
        </draw:frame>
        <presentation:notes draw:style-name="dp4">
          <draw:page-thumbnail draw:style-name="gr5" draw:layer="layout" svg:width="13.573cm" svg:height="10.18cm" svg:x="2.447cm" svg:y="2.063cm" draw:page-number="22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Kernelprioritäten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Prioritäten unter Windows: Kernelprioritäten</text:span></text:p>
          </draw:text-box>
        </draw:frame>
        <draw:frame draw:name="Rectangle 3" presentation:style-name="pr8" draw:text-style-name="P1" draw:layer="layout" svg:width="14.695cm" svg:height="12.911cm" svg:x="1.905cm" svg:y="3.387cm" presentation:class="outline" presentation:user-transformed="true">
          <draw:text-box>
            <text:list text:style-name="L5">
              <text:list-item>
                <text:p text:style-name="P35"><text:span text:style-name="T13">Threads werden nach Prioritäten in Multi-Level-Feedback-Warteschlangen organisiert</text:span></text:p>
              </text:list-item>
              <text:list-item>
                <text:p text:style-name="P35"><text:span text:style-name="T13">Interne Kernelprioritäten 0 (niedrigste) bis 31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5">Nullseiten- und Idle-Thread haben die Priorität 0 (siehe Speicherverwaltung)</text:span></text:p>
                  </text:list-item>
                  <text:list-item>
                    <text:p text:style-name="P32"><text:span text:style-name="T15">Prioritäten 16 – 31 (Echtzeit) </text:span><text:span text:style-name="T14">verändern sich nicht</text:span></text:p>
                  </text:list-item>
                  <text:list-item>
                    <text:p text:style-name="P32"><text:span text:style-name="T15">Prioritäten 1 – 15 sind </text:span><text:span text:style-name="T14">dynamisch</text:span><text:span text:style-name="T15"> (Benutzerprozesse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7.902cm" svg:height="9.2cm" svg:x="17.2cm" svg:y="5.6cm">
          <draw:image xlink:href="Pictures/200000EE0000244500002AA2D1A2AE17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3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Windows</text:span></text:p>
          </draw:text-box>
        </draw:frame>
        <draw:frame draw:name="Rectangle 3" presentation:style-name="pr8" draw:text-style-name="P1" draw:layer="layout" svg:width="21.589cm" svg:height="1.904cm" svg:x="1.905cm" svg:y="3.81cm" presentation:class="outline" presentation:user-transformed="true">
          <draw:text-box>
            <text:list text:style-name="L5">
              <text:list-item>
                <text:p text:style-name="P20"><text:span text:style-name="T13">Multi-Level-Feedback-Warteschlangen</text:span></text:p>
              </text:list-item>
            </text:list>
          </draw:text-box>
        </draw:frame>
        <draw:custom-shape draw:name="Text Box 4" draw:style-name="gr6" draw:text-style-name="P1" draw:layer="layout" svg:width="0.511cm" svg:height="1.101cm" svg:x="8.89cm" svg:y="16.678cm">
          <text:p text:style-name="P12"><text:span text:style-name="T42"/></text:p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2" draw:text-style-name="P1" draw:layer="layout" svg:width="25.399cm" svg:height="0.001cm" svg:x="5.556cm" svg:y="6.588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3" draw:text-style-name="P1" draw:layer="layout" svg:width="20.946cm" svg:height="0.758cm" svg:x="1.174cm" svg:y="16.009cm">
          <text:p text:style-name="P56"><text:span text:style-name="T19">Deferred Ready: Threads, die schon einem Prozessor zugeordnet sind, aber noch nicht aktiv sind</text:span></text:p>
          <draw:enhanced-geometry draw:mirror-horizontal="false" draw:mirror-vertical="false" svg:viewBox="0 0 2094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5.326cm" svg:height="10.417cm" svg:x="0.874cm" svg:y="5.383cm">
          <draw:image xlink:href="Pictures/20000097000042C600001BFA840FD8DA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4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WinAPI-Prioritäten" draw:style-name="dp3" draw:master-page-name="Titel_20_und_20_Inhalt" presentation:presentation-page-layout-name="AL2T11">
        <draw:frame draw:name="Rectangle 1026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WinAPI-Prioritäten</text:span></text:p>
          </draw:text-box>
        </draw:frame>
        <draw:frame draw:name="Rectangle 1027" presentation:style-name="pr8" draw:text-style-name="P1" draw:layer="layout" svg:width="22.224cm" svg:height="12.911cm" svg:x="1.905cm" svg:y="3.325cm" presentation:class="outline" presentation:user-transformed="true">
          <draw:text-box>
            <text:list text:style-name="L18">
              <text:list-item>
                <text:p text:style-name="P57"><text:span text:style-name="T13">Es gibt 6 </text:span><text:span text:style-name="T21">WinAPI-Prioritätsklassen der Prozesse </text:span><text:span text:style-name="T13">(Basisprioritäten)</text:span></text:p>
              </text:list-item>
            </text:list>
            <text:list text:style-name="L19">
              <text:list-item>
                <text:list>
                  <text:list-item>
                    <text:p text:style-name="P58"><text:span text:style-name="T15">Werte sind: idle, below normal, normal, above normal, high und real-time </text:span></text:p>
                  </text:list-item>
                </text:list>
              </text:list-item>
              <text:list-item>
                <text:p text:style-name="P57"><text:span text:style-name="T13">... und (relative) </text:span><text:span text:style-name="T21">Threadprioritäten</text:span></text:p>
                <text:list>
                  <text:list-item>
                    <text:p text:style-name="P58"><text:span text:style-name="T15">Werte sind: time critical, highest, above normal, normal, below normal, lowest, idle</text:span></text:p>
                  </text:list-item>
                </text:list>
              </text:list-item>
              <text:list-item>
                <text:p text:style-name="P57"><text:span text:style-name="T13">Aufruf von </text:span><text:span text:style-name="T37">SetPriorityClass()</text:span><text:span text:style-name="T13"> </text:span></text:p>
                <text:list>
                  <text:list-item>
                    <text:p text:style-name="P58"><text:span text:style-name="T15">bewirkt die Veränderung der Prioritätsklasse für alle Threads eines Prozesses</text:span></text:p>
                  </text:list-item>
                </text:list>
              </text:list-item>
              <text:list-item>
                <text:p text:style-name="P57"><text:span text:style-name="T13">Aufruf von </text:span><text:span text:style-name="T37">SetThreadPriority()</text:span><text:span text:style-name="T13"> </text:span></text:p>
                <text:list>
                  <text:list-item>
                    <text:p text:style-name="P59"><text:span text:style-name="T15">Threadpriorität kann aktiv verändert werden </text:span></text:p>
                  </text:list-item>
                  <text:list-item>
                    <text:p text:style-name="P59"><text:span text:style-name="T15">Nur innerhalb eines Prozess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5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Prioritäten unter Windows: Mapping</text:span></text:p>
          </draw:text-box>
        </draw:frame>
        <draw:frame draw:name="Rectangle 3" presentation:style-name="pr8" draw:text-style-name="P1" draw:layer="layout" svg:width="20.2cm" svg:height="13.202cm" svg:x="1.702cm" svg:y="3.523cm" presentation:class="outline" presentation:user-transformed="true">
          <draw:text-box>
            <text:list text:style-name="L18">
              <text:list-item>
                <text:p text:style-name="P60"><text:span text:style-name="T16">WinAPI-Prioritäten werden auf die internen Kernelprioritäten abgebildet</text:span></text:p>
              </text:list-item>
            </text:list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1"><text:span text:style-name="T38"/></text:p>
            <text:p text:style-name="P61"><text:span text:style-name="T38"/></text:p>
            <text:list text:continue-numbering="true" text:style-name="L18">
              <text:list-item>
                <text:p text:style-name="P60"><text:span text:style-name="T16">Hinweis: Prioritätsklasse eines Prozesses kann mit dem Taskmanager verändert werden </text:span></text:p>
              </text:list-item>
              <text:list-item>
                <text:p text:style-name="P60"><text:span text:style-name="T16">Testen: Testen Sie das Kommando „start /high notepad“</text:span></text:p>
              </text:list-item>
            </text:list>
          </draw:text-box>
        </draw:frame>
        <draw:frame draw:name="Group 68" draw:style-name="standard" draw:layer="layout" svg:width="17.8cm" svg:height="8.72cm" svg:x="3.971cm" svg:y="5.4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/>
              <table:table-cell table:style-name="ce2" table:number-columns-spanned="4">
                <text:p text:style-name="P62"><text:span text:style-name="T39">Prioritätsklasse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style-name="ce4">
                <text:p text:style-name="P63"><text:span text:style-name="T40">Windows-Thread-Priorität</text:span></text:p>
              </table:table-cell>
              <table:table-cell>
                <text:p text:style-name="P64"><text:span text:style-name="T41">real-time</text:span></text:p>
              </table:table-cell>
              <table:table-cell>
                <text:p text:style-name="P64"><text:span text:style-name="T41">high</text:span></text:p>
              </table:table-cell>
              <table:table-cell>
                <text:p text:style-name="P64"><text:span text:style-name="T41">above</text:span></text:p>
                <text:p text:style-name="P64"><text:span text:style-name="T41">normal</text:span></text:p>
              </table:table-cell>
              <table:table-cell>
                <text:p text:style-name="P64"><text:span text:style-name="T41">normal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1">time critical</text:span></text:p>
              </table:table-cell>
              <table:table-cell>
                <text:p text:style-name="P64"><text:span text:style-name="T41">31</text:span></text:p>
              </table:table-cell>
              <table:table-cell>
                <text:p text:style-name="P64"><text:span text:style-name="T41">15</text:span></text:p>
              </table:table-cell>
              <table:table-cell>
                <text:p text:style-name="P64"><text:span text:style-name="T41">15</text:span></text:p>
              </table:table-cell>
              <table:table-cell>
                <text:p text:style-name="P64"><text:span text:style-name="T41">15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1">highest</text:span></text:p>
              </table:table-cell>
              <table:table-cell>
                <text:p text:style-name="P64"><text:span text:style-name="T41">26</text:span></text:p>
              </table:table-cell>
              <table:table-cell>
                <text:p text:style-name="P64"><text:span text:style-name="T41">15</text:span></text:p>
              </table:table-cell>
              <table:table-cell>
                <text:p text:style-name="P64"><text:span text:style-name="T41">12</text:span></text:p>
              </table:table-cell>
              <table:table-cell>
                <text:p text:style-name="P66"><text:span text:style-name="T41">10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1">above normal</text:span></text:p>
              </table:table-cell>
              <table:table-cell>
                <text:p text:style-name="P64"><text:span text:style-name="T41">25</text:span></text:p>
              </table:table-cell>
              <table:table-cell>
                <text:p text:style-name="P64"><text:span text:style-name="T41">14</text:span></text:p>
              </table:table-cell>
              <table:table-cell>
                <text:p text:style-name="P64"><text:span text:style-name="T41">11</text:span></text:p>
              </table:table-cell>
              <table:table-cell>
                <text:p text:style-name="P66"><text:span text:style-name="T41">9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1">normal</text:span></text:p>
              </table:table-cell>
              <table:table-cell>
                <text:p text:style-name="P64"><text:span text:style-name="T41">24</text:span></text:p>
              </table:table-cell>
              <table:table-cell>
                <text:p text:style-name="P64"><text:span text:style-name="T41">13</text:span></text:p>
              </table:table-cell>
              <table:table-cell>
                <text:p text:style-name="P64"><text:span text:style-name="T41">10</text:span></text:p>
              </table:table-cell>
              <table:table-cell>
                <text:p text:style-name="P66"><text:span text:style-name="T41">8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1">below normal</text:span></text:p>
              </table:table-cell>
              <table:table-cell>
                <text:p text:style-name="P64"><text:span text:style-name="T41">23</text:span></text:p>
              </table:table-cell>
              <table:table-cell>
                <text:p text:style-name="P64"><text:span text:style-name="T41">12</text:span></text:p>
              </table:table-cell>
              <table:table-cell>
                <text:p text:style-name="P64"><text:span text:style-name="T41">9</text:span></text:p>
              </table:table-cell>
              <table:table-cell>
                <text:p text:style-name="P66"><text:span text:style-name="T41">7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1">lowest</text:span></text:p>
              </table:table-cell>
              <table:table-cell>
                <text:p text:style-name="P64"><text:span text:style-name="T41">22</text:span></text:p>
              </table:table-cell>
              <table:table-cell>
                <text:p text:style-name="P64"><text:span text:style-name="T41">11</text:span></text:p>
              </table:table-cell>
              <table:table-cell>
                <text:p text:style-name="P64"><text:span text:style-name="T41">8</text:span></text:p>
              </table:table-cell>
              <table:table-cell>
                <text:p text:style-name="P66"><text:span text:style-name="T41">6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1">idle</text:span></text:p>
              </table:table-cell>
              <table:table-cell>
                <text:p text:style-name="P64"><text:span text:style-name="T41">16</text:span></text:p>
              </table:table-cell>
              <table:table-cell>
                <text:p text:style-name="P64"><text:span text:style-name="T41">1</text:span></text:p>
              </table:table-cell>
              <table:table-cell>
                <text:p text:style-name="P64"><text:span text:style-name="T41">1</text:span></text:p>
              </table:table-cell>
              <table:table-cell>
                <text:p text:style-name="P66"><text:span text:style-name="T41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69" draw:style-name="gr13" draw:text-style-name="P24" draw:layer="layout" svg:width="1.312cm" svg:height="1.265cm" svg:x="22.208cm" svg:y="6.18cm">
          <text:p text:style-name="P12"><text:span text:style-name="T5">...</text:span></text:p>
          <draw:enhanced-geometry draw:mirror-horizontal="false" draw:mirror-vertical="false" svg:viewBox="0 0 1313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6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Vererb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Vererbung</text:span></text:p>
          </draw:text-box>
        </draw:frame>
        <draw:frame draw:style-name="gr8" draw:text-style-name="P15" draw:layer="layout" svg:width="18.984cm" svg:height="9.686cm" svg:x="2.816cm" svg:y="8.114cm">
          <draw:image xlink:href="Pictures/200000FC0000319C000019604F7141EE.wmf" xlink:type="simple" xlink:show="embed" xlink:actuate="onLoad">
            <text:p/>
          </draw:image>
        </draw:frame>
        <draw:custom-shape draw:name="Rectangle 3" draw:style-name="gr7" draw:text-style-name="P1" draw:layer="layout" svg:width="20.2cm" svg:height="5.366cm" svg:x="1.702cm" svg:y="3.523cm">
          <text:list text:style-name="L20">
            <text:list-item>
              <text:p text:style-name="P58"><text:span text:style-name="T42">Ändert man die Priorität eines Prozesses, werden die Prioritäten der Threads ebenfalls geändert</text:span></text:p>
            </text:list-item>
            <text:list-item>
              <text:p text:style-name="P58"><text:span text:style-name="T42">System-Prozesse nutzen speziellen Systemcall </text:span><text:span text:style-name="T43">NTSetInformationProcess</text:span></text:p>
            </text:list-item>
          </text:list>
          <text:list text:style-name="L21">
            <text:list-item>
              <text:p text:style-name="P58"><text:span text:style-name="T42">Taskmanager zeigt nur Basispriorität </text:span></text:p>
            </text:list-item>
          </text:list>
          <draw:enhanced-geometry draw:mirror-horizontal="false" draw:mirror-vertical="false" svg:viewBox="0 0 20201 53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1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7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Clock-Intervall und Quantum" draw:style-name="dp3" draw:master-page-name="Titel_20_und_20_Inhalt" presentation:presentation-page-layout-name="AL2T11">
        <draw:frame draw:name="Rectangle 1026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Clock-Intervall und Quantum</text:span></text:p>
          </draw:text-box>
        </draw:frame>
        <draw:frame draw:name="Rectangle 1027" presentation:style-name="pr8" draw:text-style-name="P1" draw:layer="layout" svg:width="22.224cm" svg:height="13.801cm" svg:x="1.905cm" svg:y="3.325cm" presentation:class="outline" presentation:user-transformed="true">
          <draw:text-box>
            <text:list text:style-name="L18">
              <text:list-item>
                <text:p text:style-name="P57"><text:span text:style-name="T13">Clock-Intervall </text:span></text:p>
              </text:list-item>
            </text:list>
            <text:list text:style-name="L19">
              <text:list-item>
                <text:list>
                  <text:list-item>
                    <text:p text:style-name="P60"><text:span text:style-name="T15">ca. 10 ms bei x86 Singleprozessoren</text:span></text:p>
                  </text:list-item>
                  <text:list-item>
                    <text:p text:style-name="P60"><text:span text:style-name="T15">ca. 15 ms bei x86 Multiprozessoren</text:span></text:p>
                  </text:list-item>
                  <text:list-item>
                    <text:p text:style-name="P60"><text:span text:style-name="T15">siehe </text:span><text:span text:style-name="T44">clockres-Tool</text:span><text:span text:style-name="T15"> zum Feststellen des Clock-Intervalls</text:span></text:p>
                  </text:list-item>
                </text:list>
              </text:list-item>
              <text:list-item>
                <text:p text:style-name="P57"><text:span text:style-name="T13">Quantum</text:span></text:p>
                <text:list>
                  <text:list-item>
                    <text:p text:style-name="P58"><text:span text:style-name="T15">Quantumszähler je Thread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60"><text:span text:style-name="T16">Auf 6 bei Workstations (Windows 2000, XP, ...) eingestellt</text:span></text:p>
                      </text:list-item>
                      <text:list-item>
                        <text:p text:style-name="P60"><text:span text:style-name="T16">Auf 36 bei Windows-Servern eingestellt</text:span></text:p>
                      </text:list-item>
                      <text:list-item>
                        <text:p text:style-name="P60"><text:span text:style-name="T16">Quantumszähler wird je Clock-Interrupt um 3 reduziert </text:span></text:p>
                      </text:list-item>
                    </text:list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p text:style-name="P58"><text:span text:style-name="T15"><text:s/></text:span><text:span text:style-name="T15">Quantumsdauer = <text:s/>2 (Workstation) bzw. 12 (Server) Clock-Intervalle 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p text:style-name="P60"><text:span text:style-name="T16"><text:s/></text:span><text:span text:style-name="T16">2 * 15 ms = 30 ms bei x86-Workstations</text:span></text:p>
                      </text:list-item>
                      <text:list-item>
                        <text:p text:style-name="P60"><text:span text:style-name="T16">12 * 15 ms = 180 ms bei Server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8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Arbeitsweise des Schedulers: Szenario 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rbeitsweise des Schedulers: Szenario 1</text:span></text:p>
          </draw:text-box>
        </draw:frame>
        <draw:frame draw:name="Rectangle 3" presentation:style-name="pr8" draw:text-style-name="P1" draw:layer="layout" svg:width="22.224cm" svg:height="12.911cm" svg:x="1.905cm" svg:y="3.387cm" presentation:class="outline" presentation:user-transformed="true">
          <draw:text-box>
            <text:list text:style-name="L5">
              <text:list-item>
                <text:p text:style-name="P67"><text:span text:style-name="T13">Szenario: </text:span><text:span text:style-name="T21">Priority Boost</text:span><text:span text:style-name="T13"> (Prioritätsanhebung) für Threads nach einer Ein-/Ausgabe-Operation</text:span></text:p>
              </text:list-item>
            </text:list>
            <text:list text:style-name="L6">
              <text:list-item>
                <text:list>
                  <text:list-item>
                    <text:p text:style-name="P68"><text:span text:style-name="T15">Anhebung max. auf Priorität 15</text:span></text:p>
                  </text:list-item>
                  <text:list-item>
                    <text:p text:style-name="P68"><text:span text:style-name="T15">Treiber entscheide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4"><text:span text:style-name="T16">Maus-/Tastatureingabe: +6</text:span></text:p>
                      </text:list-item>
                      <text:list-item>
                        <text:p text:style-name="P68"><text:span text:style-name="T16">Ende einer Festplatten-I/O: +1</text:span><text:span text:style-name="T15"> </text:span></text:p>
                      </text:list-item>
                    </text:list>
                  </text:list-item>
                </text:list>
              </text:list-item>
            </text:list>
            <text:p text:style-name="P37"><text:span text:style-name="T13"/></text:p>
          </draw:text-box>
        </draw:frame>
        <draw:custom-shape draw:name="Rectangle 5" draw:style-name="gr22" draw:text-style-name="P1" draw:layer="layout" svg:width="25.399cm" svg:height="0.001cm" svg:x="5.649cm" svg:y="6.085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4.076cm" svg:height="6.879cm" svg:x="9.313cm" svg:y="10.372cm">
          <draw:image xlink:href="Pictures/200002630000413B00001F9F75FB92BC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9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2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2</text:span></text:p>
          </draw:text-box>
        </draw:frame>
        <draw:frame draw:name="Rectangle 3" presentation:style-name="pr8" draw:text-style-name="P1" draw:layer="layout" svg:width="22.224cm" svg:height="13.528cm" svg:x="1.899cm" svg:y="3.524cm" presentation:class="outline" presentation:user-transformed="true">
          <draw:text-box>
            <text:list text:style-name="L5">
              <text:list-item>
                <text:p text:style-name="P35"><text:span text:style-name="T13">Szenario: </text:span><text:span text:style-name="T21">Rettung verhungernder Threads</text:span></text:p>
              </text:list-item>
              <text:list-item>
                <text:p text:style-name="P35"><text:span text:style-name="T13">Threads mit niedrigerer Priorität </text:span><text:span text:style-name="T21">könnten</text:span><text:span text:style-name="T13"> benachteiligt werden</text:span></text:p>
              </text:list-item>
            </text:list>
            <text:list text:style-name="L25">
              <text:list-item>
                <text:list>
                  <text:list-item>
                    <text:p text:style-name="P60"><text:span text:style-name="T16">Rechenintensive Threads höherer Priorität kommen immer vorher dran</text:span></text:p>
                  </text:list-item>
                </text:list>
              </text:list-item>
            </text:list>
            <text:list text:style-name="L19">
              <text:list-item>
                <text:p text:style-name="P57"><text:span text:style-name="T13">Daher: Jede Sekunde wird geprüft, ob ein Thread schon länger nicht mehr dran war, obwohl er bereit ist</text:span></text:p>
                <text:list>
                  <text:list-item>
                    <text:p text:style-name="P60"><text:span text:style-name="T16">Ca. 4 Sekunden nicht mehr dran?</text:span></text:p>
                  </text:list-item>
                  <text:list-item>
                    <text:p text:style-name="P60"><text:span text:style-name="T16">Wenn ja, wird er auf Prio. 15 gehoben und sein Quantum wird vervierfacht (ab Windows 2003) </text:span><text:span text:style-name="T27">→</text:span><text:span text:style-name="T16"> Prüfen</text:span></text:p>
                  </text:list-item>
                </text:list>
              </text:list-item>
              <text:list-item>
                <text:p text:style-name="P57"><text:span text:style-name="T13">Danach wird er wieder auf den alten Zustand gesetzt</text:span></text:p>
              </text:list-item>
              <text:list-item>
                <text:p text:style-name="P57"><text:span text:style-name="T13">Also: </text:span><text:span text:style-name="T21">Ein Verhungern wird vermieden!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30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3</text:span></text:p>
          </draw:text-box>
        </draw:frame>
        <draw:frame draw:name="Rectangle 3" presentation:style-name="pr8" draw:text-style-name="P1" draw:layer="layout" svg:width="22.224cm" svg:height="1.525cm" svg:x="1.905cm" svg:y="3.598cm" presentation:class="outline" presentation:user-transformed="true">
          <draw:text-box>
            <text:list text:style-name="L5">
              <text:list-item>
                <text:p text:style-name="P67"><text:span text:style-name="T13">Szenario: </text:span><text:span text:style-name="T21">Rettung verhungernder Threads</text:span></text:p>
              </text:list-item>
            </text:list>
          </draw:text-box>
        </draw:frame>
        <draw:custom-shape draw:name="Rectangle 7" draw:style-name="gr21" draw:text-style-name="P1" draw:layer="layout" svg:width="25.399cm" svg:height="0.001cm" svg:x="0cm" svg:y="7.157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9.984cm" svg:x="4.092cm" svg:y="6.103cm">
          <draw:image xlink:href="Pictures/2000003B00002F9900001CCB06EF3841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31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Vergleich Linux -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Vergleich Linux - Windows</text:span></text:p>
          </draw:text-box>
        </draw:frame>
        <draw:frame draw:name="Group 37" draw:style-name="standard" draw:layer="layout" svg:width="22.998cm" svg:height="14.955cm" svg:x="1cm" svg:y="3.325cm">
          <table:table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 table:style-name="ce5">
                <text:p text:style-name="P63"><text:span text:style-name="T40">Kriterium</text:span></text:p>
              </table:table-cell>
              <table:table-cell>
                <text:p text:style-name="P64"><text:span text:style-name="T40">Windows</text:span></text:p>
              </table:table-cell>
              <table:table-cell>
                <text:p text:style-name="P64"><text:span text:style-name="T40">Linux O(1)-Scheduler</text:span></text:p>
              </table:table-cell>
            </table:table-row>
            <table:table-row table:style-name="ro5" table:default-cell-style-name="ce2">
              <table:table-cell>
                <text:p text:style-name="P63"><text:span text:style-name="T45">Unterstützte Prozesstypen</text:span></text:p>
              </table:table-cell>
              <table:table-cell>
                <text:p text:style-name="P63"><text:span text:style-name="T46">Timesharing- und Echtzeitprozesse; </text:span><text:span text:style-name="T45">Unterscheidung über Priorität</text:span></text:p>
              </table:table-cell>
              <table:table-cell>
                <text:p text:style-name="P63"><text:span text:style-name="T45">Timesharing, Realtime mit FIFO, Realtime mit RR; Unterscheidung über Priorität</text:span></text:p>
              </table:table-cell>
            </table:table-row>
            <table:table-row table:style-name="ro6" table:default-cell-style-name="ce2">
              <table:table-cell>
                <text:p text:style-name="P62"><text:span text:style-name="T45">Prioritätsstufen</text:span></text:p>
              </table:table-cell>
              <table:table-cell>
                <text:p text:style-name="P63"><text:span text:style-name="T45">Interne Kernelprioritätsstufen von 0 – 31:</text:span></text:p>
                <text:p text:style-name="P63"><text:span text:style-name="T45">0 – 15: Timesharing-Threads</text:span></text:p>
                <text:p text:style-name="P63"><text:span text:style-name="T45">16 – 31: Realtime- und System-Threads</text:span></text:p>
                <text:p text:style-name="P63"><text:span text:style-name="T45">Eigene WinAPI-Prioritäten mit Basisprioritäten für Prozesse und Relativprioritäten für Threads</text:span></text:p>
              </table:table-cell>
              <table:table-cell>
                <text:p text:style-name="P63"><text:span text:style-name="T45">Statische und effektive Prioritäten mit Stufen von 0 – 139 (139 niedrigste): </text:span></text:p>
                <text:p text:style-name="P63"><text:span text:style-name="T45">0 – 99: Realtime-Prozesse</text:span></text:p>
                <text:p text:style-name="P63"><text:span text:style-name="T45">100 – 139: Timesharing-Prozesse</text:span></text:p>
              </table:table-cell>
            </table:table-row>
            <table:table-row table:style-name="ro7" table:default-cell-style-name="ce2">
              <table:table-cell>
                <text:p text:style-name="P63"><text:span text:style-name="T46">Scheduling-Strategie für Timeharing-Prozesse</text:span></text:p>
              </table:table-cell>
              <table:table-cell>
                <text:p text:style-name="P63"><text:span text:style-name="T46">Thread-basiert, Begünstigung von interaktiven vor rechenintensiven Threads</text:span></text:p>
                <text:p text:style-name="P63"><text:span text:style-name="T45">Quanten, prioritätsgesteuert, Round Robin, Multi-Level-Feedback-Queue, 32 Queues</text:span></text:p>
              </table:table-cell>
              <table:table-cell>
                <text:p text:style-name="P63"><text:span text:style-name="T45">Prozess-basiert, Begünstigung von interaktiven vor rechenintensiven Prozessen (Thread = Prozess)</text:span></text:p>
                <text:p text:style-name="P63"><text:span text:style-name="T45">Quanten, prioritätsgesteuert, Round Robin, Multi-Level-Feedback-Queue, 140 Queues</text:span></text:p>
              </table:table-cell>
            </table:table-row>
            <table:table-row table:style-name="ro6" table:default-cell-style-name="ce2">
              <table:table-cell>
                <text:p text:style-name="P63"><text:span text:style-name="T46">Prioritätenberechnung für Timesharing-Prozesse</text:span></text:p>
              </table:table-cell>
              <table:table-cell>
                <text:p text:style-name="P63"><text:span text:style-name="T46">Aktuelle Prioriät wird zur Laufzeit berechnet, Priority-Boost bei wartenden Threads nach Wartezeit oder bei GUI-Threads</text:span></text:p>
              </table:table-cell>
              <table:table-cell>
                <text:p text:style-name="P63"><text:span text:style-name="T45">Effektive Priorität wird zur Laufzeit berechnet, abhängig von statischer Priorität und einem Bonus (+/- 5) für lang schlafende <text:s/>Prozesse;</text:span></text:p>
                <text:p text:style-name="P63"><text:span text:style-name="T45">Effektive Prio = statische Prio + Bonus (vereinfacht)</text:span></text:p>
              </table:table-cell>
            </table:table-row>
            <table:table-row table:style-name="ro8" table:default-cell-style-name="ce2">
              <table:table-cell>
                <text:p text:style-name="P63"><text:span text:style-name="T46">Quantumsberechnung für Timesharing-Prozesse</text:span></text:p>
              </table:table-cell>
              <table:table-cell>
                <text:p text:style-name="P63"><text:span text:style-name="T46">Quantumszähler = 6 bei Workstations und 36 bei Windows Servern, <text:s/>bei jedem Clock-Intervall wird Zähler um 3 dekrementiert;</text:span></text:p>
                <text:p text:style-name="P63"><text:span text:style-name="T46">Clock-Intervall ist ca. 10 ms bei x86-Singleprozessoren (100 Hz) und ca. 15 ms (67 Hz) bei Multiprozessoren</text:span></text:p>
                <text:p text:style-name="P63"><text:span text:style-name="T46">Quantumserhöhung bei GUI-Threads oder zum Vorbeugen vor Thread-Verhungern</text:span></text:p>
              </table:table-cell>
              <table:table-cell>
                <text:p text:style-name="P63"><text:span text:style-name="T45">Abhängig von statischer Priorität</text:span></text:p>
                <text:p text:style-name="P63"><text:span text:style-name="T45">Quantum = (140 - statische Prio) * 20 [ms] (oder * 5) </text:span><text:span text:style-name="T47">→</text:span><text:span text:style-name="T45"> Maximum 800 ms</text:span></text:p>
                <text:p text:style-name="P63"><text:span text:style-name="T45">Takt der internen Systemuhr von Linux bis Linux 2.5 auf 100 Hz einstellbar, ab Linux 2.6 auf 100, 250, 300, 1000 Hz;</text:span></text:p>
                <text:p text:style-name="P63"><text:span text:style-name="T45">bei jedem Tick wird das Quantum der aktiven Prozesse um das Clock-Intervall reduziert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5" draw:layer="layout" svg:width="13.573cm" svg:height="10.18cm" svg:x="2.447cm" svg:y="2.063cm" draw:page-number="32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Echtzeit- versus Universalbetriebssyste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Echtzeit- versus Universalbetriebssysteme</text:span></text:p>
          </draw:text-box>
        </draw:frame>
        <draw:frame draw:name="Group 37" draw:style-name="standard" draw:layer="layout" svg:width="22.698cm" svg:height="10.954cm" svg:x="1.901cm" svg:y="3.722cm">
          <table:table>
            <table:table-column table:style-name="co9"/>
            <table:table-column table:style-name="co10"/>
            <table:table-row table:style-name="ro9" table:default-cell-style-name="ce6">
              <table:table-cell>
                <text:p text:style-name="P64"><text:span text:style-name="T48">Echtzeitbetriebssystem: Embedded Linux, …</text:span></text:p>
              </table:table-cell>
              <table:table-cell>
                <text:p text:style-name="P64"><text:span text:style-name="T48"><text:s/></text:span><text:span text:style-name="T48">Universal-Betriebssystem: Windows, Linux, Unix, Mainframes, ...</text:span></text:p>
              </table:table-cell>
            </table:table-row>
            <table:table-row table:style-name="ro10" table:default-cell-style-name="ce6">
              <table:table-cell>
                <text:p text:style-name="P63"><text:span text:style-name="T49">Unterstützt harte Echtzeitanforderungen (Garantien, Deadlines)</text:span></text:p>
              </table:table-cell>
              <table:table-cell>
                <text:p text:style-name="P63"><text:span text:style-name="T50">Unterstützt nur “weiche” Echtzeitanforderungen (keine Garantien, keine Deadlines)</text:span></text:p>
              </table:table-cell>
            </table:table-row>
            <table:table-row table:style-name="ro10" table:default-cell-style-name="ce6">
              <table:table-cell>
                <text:p text:style-name="P63"><text:span text:style-name="T50">Ist auf den Worst-Case hin optimiert</text:span></text:p>
              </table:table-cell>
              <table:table-cell>
                <text:p text:style-name="P63"><text:span text:style-name="T49">Optimierung auf die Unterstützung verschiedenster Anwendungsfälle hin, Reaktionszeit nicht im Vordergrund</text:span></text:p>
              </table:table-cell>
            </table:table-row>
            <table:table-row table:style-name="ro11" table:default-cell-style-name="ce6">
              <table:table-cell>
                <text:p text:style-name="P63"><text:span text:style-name="T49">Vorhersagbarkeit hat hohe Priorität bei der Auswahl des nächsten Tasks</text:span></text:p>
              </table:table-cell>
              <table:table-cell>
                <text:p text:style-name="P63"><text:span text:style-name="T50">Effizientes Scheduling mit fairem Bedienen von allen Prozessen, insbesondere von Dialogprozessen steht meist im Vordergrund</text:span></text:p>
              </table:table-cell>
            </table:table-row>
            <table:table-row table:style-name="ro12" table:default-cell-style-name="ce6">
              <table:table-cell>
                <text:p text:style-name="P63"><text:span text:style-name="T49">Meist werden wenige dedizierte Funktionen unterstützt</text:span></text:p>
              </table:table-cell>
              <table:table-cell>
                <text:p text:style-name="P63"><text:span text:style-name="T50">Viele Anwendungen können auf einem System laufen</text:span></text:p>
              </table:table-cell>
            </table:table-row>
            <table:table-row table:style-name="ro12" table:default-cell-style-name="ce6">
              <table:table-cell>
                <text:p text:style-name="P63"><text:span text:style-name="T49">Zeitoptimierung wichtig</text:span></text:p>
              </table:table-cell>
              <table:table-cell>
                <text:p text:style-name="P63"><text:span text:style-name="T49">Durchsatz und Antwortzeitverhalten wichtig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3" draw:style-name="gr7" draw:text-style-name="P1" draw:layer="layout" svg:width="21.025cm" svg:height="1.525cm" svg:x="1.874cm" svg:y="14.924cm">
          <text:list text:style-name="L26">
            <text:list-item>
              <text:p text:style-name="P54"><text:span text:style-name="T51">Universalbetriebssysteme implementieren Mechanismen, die deterministische Umschaltungen erschweren: </text:span></text:p>
            </text:list-item>
          </text:list>
          <text:list text:style-name="L27">
            <text:list-item>
              <text:list>
                <text:list-item>
                  <text:p text:style-name="P69"><text:span text:style-name="T10">Schedulingstrategien, Paging, Kernelmodus, Interruptbearbeitung, vorgegebene Zeitgranularitäten,…</text:span></text:p>
                </text:list-item>
              </text:list>
            </text:list-item>
          </text:list>
          <draw:enhanced-geometry draw:mirror-horizontal="false" draw:mirror-vertical="false" svg:viewBox="0 0 21026 15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33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12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6-04-16">16.04.16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4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 in Java: Prioritäten" draw:style-name="dp5" draw:master-page-name="Titel_20_und_20_Inhalt" presentation:presentation-page-layout-name="AL2T11">
        <draw:frame draw:name="Rectangle 2" presentation:style-name="pr11" draw:text-style-name="P1" draw:layer="layout" svg:width="21.646cm" svg:height="1.904cm" svg:x="1.301cm" svg:y="1.019cm" presentation:class="title" presentation:user-transformed="true">
          <draw:text-box>
            <text:p text:style-name="P12"><text:span text:style-name="T8">Scheduling in Java: Prioritäten</text:span></text:p>
          </draw:text-box>
        </draw:frame>
        <draw:custom-shape draw:name="Text Box 3" draw:style-name="gr12" draw:text-style-name="P1" draw:layer="layout" svg:width="21.377cm" svg:height="14.217cm" svg:x="1.905cm" svg:y="3.598cm">
          <text:list text:style-name="L28">
            <text:list-item>
              <text:p text:style-name="P70"><text:span text:style-name="T5">Scheduling auf Basis von </text:span><text:span text:style-name="T12">Priorität und Zeitscheibe</text:span><text:span text:style-name="T5"> </text:span></text:p>
            </text:list-item>
            <text:list-item>
              <text:p text:style-name="P70"><text:span text:style-name="T5">Jeder Thread hat eine Priorität</text:span></text:p>
            </text:list-item>
            <text:list-item>
              <text:p text:style-name="P70"><text:span text:style-name="T5">Mögliche Prioritäten und deren Manipulation:</text:span></text:p>
            </text:list-item>
          </text:list>
          <text:list text:style-name="L29">
            <text:list-item>
              <text:list>
                <text:list-item>
                  <text:p text:style-name="P71"><text:span text:style-name="T42">siehe </text:span><text:span text:style-name="T43">Attribut Thread.Max.Priority</text:span></text:p>
                </text:list-item>
                <text:list-item>
                  <text:p text:style-name="P71"><text:span text:style-name="T42">MIN, NORM, MAX</text:span></text:p>
                </text:list-item>
                <text:list-item>
                  <text:p text:style-name="P71"><text:span text:style-name="T43">setPriority()</text:span></text:p>
                </text:list-item>
                <text:list-item>
                  <text:p text:style-name="P71"><text:span text:style-name="T43">getPriority()</text:span></text:p>
                </text:list-item>
              </text:list>
            </text:list-item>
            <text:list-item>
              <text:p text:style-name="P70"><text:span text:style-name="T5">Thread mit hoher Priorität wird bevorzugt</text:span></text:p>
            </text:list-item>
          </text:list>
          <text:p text:style-name="P70"><text:span text:style-name="T5"/></text:p>
          <text:list text:continue-numbering="true" text:style-name="L29">
            <text:list-item>
              <text:p text:style-name="P70"><text:span text:style-name="T5">Aber: Tatsächliche Priorisierung hängt von der JVM-Implementierung ab</text:span></text:p>
            </text:list-item>
          </text:list>
          <draw:enhanced-geometry draw:mirror-horizontal="false" draw:mirror-vertical="false" svg:viewBox="0 0 21378 142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6-04-16">16.04.16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5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Scheduling in Java: Strategien" draw:style-name="dp5" draw:master-page-name="Titel_20_und_20_Inhalt" presentation:presentation-page-layout-name="AL2T11">
        <draw:frame draw:name="Rectangle 2" presentation:style-name="pr11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Scheduling in Java: Strategien</text:span></text:p>
          </draw:text-box>
        </draw:frame>
        <draw:custom-shape draw:name="Text Box 3" draw:style-name="gr12" draw:text-style-name="P1" draw:layer="layout" svg:width="20.107cm" svg:height="12.204cm" svg:x="2.117cm" svg:y="3.444cm">
          <text:list text:style-name="L28">
            <text:list-item>
              <text:p text:style-name="P72"><text:span text:style-name="T5">Scheduling ist </text:span><text:span text:style-name="T12">preemptive</text:span></text:p>
            </text:list-item>
          </text:list>
          <text:list text:style-name="L30">
            <text:list-item>
              <text:list>
                <text:list-item>
                  <text:p text:style-name="P73"><text:span text:style-name="T42">Thread wird nach einer bestimmten Zeit unterbrochen (Zeitscheibe)</text:span></text:p>
                </text:list-item>
              </text:list>
            </text:list-item>
            <text:list-item>
              <text:p text:style-name="P72"><text:span text:style-name="T5">Scheduling ist „</text:span><text:span text:style-name="T12">weak fair</text:span><text:span text:style-name="T5">“: </text:span></text:p>
              <text:list>
                <text:list-item>
                  <text:p text:style-name="P73"><text:span text:style-name="T42">Irgendwann einmal kommt jeder Thread dran</text:span></text:p>
                </text:list-item>
              </text:list>
            </text:list-item>
            <text:list-item>
              <text:p text:style-name="P72"><text:span text:style-name="T12">Eine Queue je Priorität</text:span></text:p>
              <text:list>
                <text:list-item>
                  <text:p text:style-name="P73"><text:span text:style-name="T42">Thread der ganz vorne in Queue mit höchster Priorität ist, kommt als nächstes dran</text:span></text:p>
                </text:list-item>
                <text:list-item>
                  <text:p text:style-name="P73"><text:span text:style-name="T42">Prioritäten werden für lange wartende Threads erhöht</text:span></text:p>
                </text:list-item>
              </text:list>
            </text:list-item>
          </text:list>
          <text:p text:style-name="P72"><text:span text:style-name="T5"/></text:p>
          <draw:enhanced-geometry draw:mirror-horizontal="false" draw:mirror-vertical="false" svg:viewBox="0 0 20108 122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6-04-16">16.04.16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6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31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6-04-16">16.04.16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7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2">
            <text:list-item>
              <text:p text:style-name="P74"><text:span text:style-name="T9">Einführung in Computersysteme</text:span></text:p>
            </text:list-item>
            <text:list-item>
              <text:p text:style-name="P74"><text:span text:style-name="T9">Entwicklung von Betriebssystemen</text:span></text:p>
            </text:list-item>
            <text:list-item>
              <text:p text:style-name="P74"><text:span text:style-name="T9">Architekturansätze</text:span></text:p>
            </text:list-item>
            <text:list-item>
              <text:p text:style-name="P74"><text:span text:style-name="T10">Interruptverarbeitung in Betriebssystemen</text:span></text:p>
            </text:list-item>
            <text:list-item>
              <text:p text:style-name="P74"><text:span text:style-name="T10">Prozesse und Threads</text:span></text:p>
            </text:list-item>
            <text:list-item>
              <text:p text:style-name="P74"><text:span text:style-name="T9">CPU-Scheduling</text:span></text:p>
            </text:list-item>
          </text:list>
          <text:list text:style-name="L33">
            <text:list-item>
              <text:p text:style-name="P74"><text:span text:style-name="T10">Synchronisation und Kommunikation</text:span></text:p>
            </text:list-item>
          </text:list>
          <text:list text:style-name="L34">
            <text:list-item>
              <text:p text:style-name="P74"><text:span text:style-name="T10">Speicherverwaltung </text:span></text:p>
            </text:list-item>
            <text:list-item>
              <text:p text:style-name="P74"><text:span text:style-name="T10">Geräte- und Dateiverwaltung</text:span></text:p>
            </text:list-item>
            <text:list-item>
              <text:p text:style-name="P74"><text:span text:style-name="T10">Betriebssystemvirtualisierung</text:span></text:p>
            </text:list-item>
          </text:list>
          <text:p text:style-name="P74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6-04-16">16.04.16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468cm" fo:page-height="27.15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57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5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3.235cm" svg:height="0.843cm" svg:x="14.4cm" svg:y="18.288cm">
        <draw:text-box>
          <text:p text:style-name="MP3"><text:span text:style-name="MT8">T. Pospisek, MAS: Betriebssysteme, Scheduling Beispiele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3.573cm" svg:height="10.18cm" svg:x="2.447cm" svg:y="2.063cm" presentation:class="page"/>
        <draw:frame presentation:style-name="Titel_20_und_20_Inhalt-notes" draw:layer="backgroundobjects" svg:width="14.773cm" svg:height="12.216cm" svg:x="1.846cm" svg:y="12.896cm" presentation:class="notes" presentation:placeholder="true">
          <draw:text-box/>
        </draw:frame>
        <draw:frame presentation:style-name="Mpr7" draw:text-style-name="MP1" draw:layer="backgroundobjects" svg:width="8.014cm" svg:height="1.35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014cm" svg:height="1.356cm" svg:x="10.45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014cm" svg:height="1.356cm" svg:x="0cm" svg:y="25.79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014cm" svg:height="1.356cm" svg:x="10.453cm" svg:y="25.79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CPU-Scheduling</dc:subject>
    <meta:initial-creator>P.Mandl</meta:initial-creator>
    <dc:creator>Tomas Pospisek</dc:creator>
    <meta:editing-cycles>1403</meta:editing-cycles>
    <meta:print-date>2013-06-12T09:30:15</meta:print-date>
    <meta:creation-date>1997-06-07T14:48:20</meta:creation-date>
    <dc:date>2016-04-16T18:21:29.060685034</dc:date>
    <meta:editing-duration>PT17H5M23S</meta:editing-duration>
    <meta:generator>LibreOffice/4.3.3.2$Linux_X86_64 LibreOffice_project/430m0$Build-2</meta:generator>
    <meta:document-statistic meta:object-count="51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